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color="#000000"/>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ff0000"/>
    </style:style>
    <style:style style:name="P28" style:family="paragraph" style:parent-style-name="Preformatted_20_Text">
      <style:text-properties fo:color="#00ae00"/>
    </style:style>
    <style:style style:name="P29" style:family="paragraph" style:parent-style-name="Preformatted_20_Text">
      <style:text-properties fo:background-color="#ccccff"/>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00"/>
    </style:style>
    <style:style style:name="P35" style:family="paragraph" style:parent-style-name="Preformatted_20_Text">
      <style:paragraph-properties fo:margin-top="0in" fo:margin-bottom="0.1965in"/>
      <style:text-properties fo:color="#000000" fo:font-weight="normal" style:font-weight-asian="normal" style:font-weight-complex="normal"/>
    </style:style>
    <style:style style:name="P36" style:family="paragraph" style:parent-style-name="Text_20_body">
      <style:paragraph-properties fo:margin-top="0in" fo:margin-bottom="0.1965in"/>
      <style:text-properties fo:color="#000000"/>
    </style:style>
    <style:style style:name="P37" style:family="paragraph" style:parent-style-name="Table_20_Contents">
      <style:text-properties fo:font-size="11pt" style:font-size-asian="11pt" style:font-size-complex="11pt"/>
    </style:style>
    <style:style style:name="P38" style:family="paragraph" style:parent-style-name="Table_20_Contents">
      <style:paragraph-properties fo:text-align="start" style:justify-single-word="false"/>
      <style:text-properties fo:font-size="11pt" style:font-size-asian="11pt" style:font-size-complex="11pt"/>
    </style:style>
    <style:style style:name="P39" style:family="paragraph" style:parent-style-name="Preformatted_20_Text">
      <style:paragraph-properties fo:margin-left="-0.0083in" fo:margin-right="0in" fo:text-indent="0in" style:auto-text-indent="false"/>
      <style:text-properties fo:background-color="#ccccff"/>
    </style:style>
    <style:style style:name="P40" style:family="paragraph" style:parent-style-name="Text_20_body">
      <style:paragraph-properties fo:text-align="center" style:justify-single-word="false"/>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color="#000000"/>
    </style:style>
    <style:style style:name="P43" style:family="paragraph" style:parent-style-name="Text_20_body">
      <style:text-properties fo:color="#ff0000" fo:font-weight="bold" style:font-weight-asian="bold" style:font-weight-complex="bold"/>
    </style:style>
    <style:style style:name="P44" style:family="paragraph" style:parent-style-name="Text_20_body">
      <style:text-properties fo:color="#0000ff" fo:font-weight="bold" style:font-weight-asian="bold" style:font-weight-complex="bold"/>
    </style:style>
    <style:style style:name="P45" style:family="paragraph" style:parent-style-name="Text_20_body">
      <style:paragraph-properties fo:margin-left="0.3083in" fo:margin-right="0in" fo:text-indent="0in" style:auto-text-indent="false"/>
    </style:style>
    <style:style style:name="P46" style:family="paragraph" style:parent-style-name="Text_20_body">
      <style:paragraph-properties fo:margin-left="0.3in" fo:margin-right="0in" fo:text-indent="0in" style:auto-text-indent="false"/>
    </style:style>
    <style:style style:name="P47" style:family="paragraph" style:parent-style-name="Text_20_body">
      <style:paragraph-properties fo:margin-left="0.3in" fo:margin-right="0in" fo:text-indent="0in" style:auto-text-indent="false"/>
      <style:text-properties fo:font-weight="bold" style:font-weight-asian="bold" style:font-weight-complex="bold"/>
    </style:style>
    <style:style style:name="P48" style:family="paragraph" style:parent-style-name="Text_20_body">
      <style:paragraph-properties fo:margin-left="0.3in" fo:margin-right="0in" fo:text-indent="0in" style:auto-text-indent="false"/>
      <style:text-properties fo:color="#0000ff"/>
    </style:style>
    <style:style style:name="P49" style:family="paragraph" style:parent-style-name="Text_20_body">
      <style:paragraph-properties fo:margin-left="0.2835in" fo:margin-right="0in" fo:text-indent="0in" style:auto-text-indent="false"/>
      <style:text-properties fo:color="#0000ff"/>
    </style:style>
    <style:style style:name="P50" style:family="paragraph" style:parent-style-name="Text_20_body">
      <style:paragraph-properties fo:margin-left="0.7917in" fo:margin-right="0in" fo:text-indent="-0.4917in" style:auto-text-indent="false">
        <style:tab-stops/>
      </style:paragraph-properties>
    </style:style>
    <style:style style:name="P51" style:family="paragraph" style:parent-style-name="Text_20_body">
      <style:paragraph-properties fo:margin-left="0.6083in" fo:margin-right="0in" fo:text-indent="-0.3752in" style:auto-text-indent="false">
        <style:tab-stops/>
      </style:paragraph-properties>
    </style:style>
    <style:style style:name="P52" style:family="paragraph" style:parent-style-name="Text_20_body">
      <style:paragraph-properties fo:margin-left="0.8083in" fo:margin-right="0in" fo:text-indent="-0.5in" style:auto-text-indent="false">
        <style:tab-stops/>
      </style:paragraph-properties>
    </style:style>
    <style:style style:name="P53" style:family="paragraph" style:parent-style-name="Text_20_body">
      <style:paragraph-properties fo:margin-left="0.7665in" fo:margin-right="0in" fo:text-indent="-0.4583in" style:auto-text-indent="false">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Text_20_body">
      <style:text-properties fo:color="#000000" fo:background-color="transparent"/>
    </style:style>
    <style:style style:name="P56" style:family="paragraph" style:parent-style-name="Text_20_body">
      <style:paragraph-properties fo:margin-top="0in" fo:margin-bottom="0.1965in"/>
      <style:text-properties fo:color="#000000"/>
    </style:style>
    <style:style style:name="P57" style:family="paragraph" style:parent-style-name="Heading_20_1">
      <style:paragraph-properties fo:break-before="page"/>
    </style:style>
    <style:style style:name="P58" style:family="paragraph" style:parent-style-name="Heading_20_1">
      <style:paragraph-properties fo:margin-left="0in" fo:margin-right="0in" fo:text-indent="0in" style:auto-text-indent="false"/>
    </style:style>
    <style:style style:name="P59" style:family="paragraph" style:parent-style-name="Heading_20_3">
      <style:text-properties fo:color="#000000"/>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4">
      <style:paragraph-properties>
        <style:tab-stops>
          <style:tab-stop style:position="6.3354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Preformatted_20_Text">
      <style:text-properties fo:color="#0000ff"/>
    </style:style>
    <style:style style:name="P64" style:family="paragraph" style:parent-style-name="Preformatted_20_Text">
      <style:text-properties fo:color="#000000"/>
    </style:style>
    <style:style style:name="P65" style:family="paragraph" style:parent-style-name="Preformatted_20_Text">
      <style:text-properties fo:color="#000000" fo:background-color="#dbdbdb"/>
    </style:style>
    <style:style style:name="P66" style:family="paragraph" style:parent-style-name="Preformatted_20_Text">
      <style:paragraph-properties fo:margin-top="0in" fo:margin-bottom="0.1965in"/>
    </style:style>
    <style:style style:name="P67"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background-color="#dbdbdb"/>
    </style:style>
    <style:style style:name="T21" style:family="text">
      <style:text-properties fo:color="#0000ff" fo:font-weight="normal" style:font-weight-asian="normal" style:font-weight-complex="normal"/>
    </style:style>
    <style:style style:name="T22" style:family="text">
      <style:text-properties fo:color="#0000ff" fo:font-weight="bold" style:font-weight-asian="bold" style:font-weight-complex="bold"/>
    </style:style>
    <style:style style:name="T23" style:family="text">
      <style:text-properties fo:color="#0000ff" fo:background-color="#e7e7ff"/>
    </style:style>
    <style:style style:name="T24" style:family="text">
      <style:text-properties fo:color="#0000ff" fo:background-color="#ffffff"/>
    </style:style>
    <style:style style:name="T25" style:family="text">
      <style:text-properties fo:color="#cc0000"/>
    </style:style>
    <style:style style:name="T26" style:family="text">
      <style:text-properties fo:color="#cc0000" fo:background-color="transparent"/>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0000cc" fo:background-color="#dbdbdb"/>
    </style:style>
    <style:style style:name="T32" style:family="text">
      <style:text-properties fo:color="#008000" fo:font-weight="bold" style:font-weight-asian="bold" style:font-weight-complex="bold"/>
    </style:style>
    <style:style style:name="T33" style:family="text">
      <style:text-properties fo:color="#02b902"/>
    </style:style>
    <style:style style:name="T34" style:family="text">
      <style:text-properties fo:background-color="#ffffff"/>
    </style:style>
    <style:style style:name="T35" style:family="text">
      <style:text-properties fo:background-color="#e7e7ff"/>
    </style:style>
    <style:style style:name="T36" style:family="text">
      <style:text-properties style:font-name="Bitstream Vera Serif1"/>
    </style:style>
    <style:style style:name="T37" style:family="text">
      <style:text-properties style:font-name="Bitstream Vera Serif1"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bookmark-start text:name="DDE_LINK22"/>1 Preface<text:tab/>6</text:p>
          <text:p text:style-name="P60">1.1 Dedication<text:tab/>6</text:p>
          <text:p text:style-name="P60">1.2 Acknowledgments<text:tab/>6</text:p>
          <text:p text:style-name="P60">1.3 Support Email List<text:tab/>6</text:p>
          <text:p text:style-name="P54">2 Introduction<text:tab/>7</text:p>
          <text:p text:style-name="P60">2.1 What Is A Mathematics Computing Environment?<text:tab/>7</text:p>
          <text:p text:style-name="P60">2.2 What Is MathRider?<text:tab/>8</text:p>
          <text:p text:style-name="P60">2.3 What Inspired The Creation Of Mathrider?<text:tab/>9</text:p>
          <text:p text:style-name="P54">3 Downloading And Installing MathRider<text:tab/>11</text:p>
          <text:p text:style-name="P60">3.1 Installing Sun's Java Implementation<text:tab/>11</text:p>
          <text:p text:style-name="P62">3.1.1 Installing Java On A Windows PC<text:tab/>11</text:p>
          <text:p text:style-name="P62">3.1.2 Installing Java On A Macintosh<text:tab/>11</text:p>
          <text:p text:style-name="P62">3.1.3 Installing Java On A Linux PC<text:tab/>11</text:p>
          <text:p text:style-name="P60">3.2 Downloading And Extracting<text:tab/>12</text:p>
          <text:p text:style-name="P62">3.2.1 Extracting The Archive File For Windows Users<text:tab/>13</text:p>
          <text:p text:style-name="P62">3.2.2 Extracting The Archive File For Unix Users<text:tab/>13</text:p>
          <text:p text:style-name="P60">3.3 MathRider's Directory Structure &amp; Execution Instructions<text:tab/>13</text:p>
          <text:p text:style-name="P62">3.3.1 Executing MathRider On Windows Systems<text:tab/>14</text:p>
          <text:p text:style-name="P62">3.3.2 Executing MathRider On Unix Systems<text:tab/>14</text:p>
          <text:p text:style-name="P61">3.3.2.1 MacOS X<text:tab/>14</text:p>
          <text:p text:style-name="P54">4 The Graphical User Interface<text:tab/>15</text:p>
          <text:p text:style-name="P60">4.1 Buffers And Text Areas<text:tab/>15</text:p>
          <text:p text:style-name="P60">4.2 The Gutter<text:tab/>15</text:p>
          <text:p text:style-name="P60">4.3 Menus<text:tab/>15</text:p>
          <text:p text:style-name="P62">4.3.1 File<text:tab/>16</text:p>
          <text:p text:style-name="P62">4.3.2 Edit<text:tab/>16</text:p>
          <text:p text:style-name="P62">4.3.3 Search<text:tab/>16</text:p>
          <text:p text:style-name="P62">4.3.4 Markers, Folding, and View<text:tab/>17</text:p>
          <text:p text:style-name="P62">4.3.5 Utilities<text:tab/>17</text:p>
          <text:p text:style-name="P62">4.3.6 Macros<text:tab/>17</text:p>
          <text:p text:style-name="P62">4.3.7 Plugins<text:tab/>17</text:p>
          <text:p text:style-name="P62">4.3.8 Help<text:tab/>17</text:p>
          <text:p text:style-name="P60">4.4 The Toolbar<text:tab/>17</text:p>
          <text:p text:style-name="P54">5 MathPiper: A Computer Algebra System For Beginners<text:tab/>19</text:p>
          <text:p text:style-name="P60">5.1 Numeric Vs. Symbolic Computations<text:tab/>19</text:p>
          <text:p text:style-name="P60">5.2 Using The MathPiper Console As A Numeric (Scientific) Calculator<text:tab/>19</text:p>
          <text:p text:style-name="P62">5.2.1 Functions<text:tab/>21</text:p>
          <text:p text:style-name="P62"><text:soft-page-break/>5.2.2 Accessing Previous Input And Results<text:tab/>22</text:p>
          <text:p text:style-name="P62">5.2.3 Syntax Errors<text:tab/>22</text:p>
          <text:p text:style-name="P60">5.3 Using The MathPiper Console As A Symbolic Calculator<text:tab/>23</text:p>
          <text:p text:style-name="P62">5.3.1 Variables<text:tab/>23</text:p>
          <text:p text:style-name="P61">5.3.1.1 Calculating With Unbound Variables<text:tab/>24</text:p>
          <text:p text:style-name="P61">5.3.1.2 Variable And Function Names Are Case Sensitive<text:tab/>26</text:p>
          <text:p text:style-name="P61">5.3.1.3 Using More Than One Variable<text:tab/>26</text:p>
          <text:p text:style-name="P60">5.4 Exercises<text:tab/>27</text:p>
          <text:p text:style-name="P62">5.4.1 Exercise 1<text:tab/>27</text:p>
          <text:p text:style-name="P62">5.4.2 Exercise 2<text:tab/>27</text:p>
          <text:p text:style-name="P62">5.4.3 Exercise 3<text:tab/>27</text:p>
          <text:p text:style-name="P54">6 The MathPiper Documentation Plugin<text:tab/>29</text:p>
          <text:p text:style-name="P60">6.1 Function List<text:tab/>29</text:p>
          <text:p text:style-name="P60">6.2 Mini Web Browser Interface<text:tab/>29</text:p>
          <text:p text:style-name="P60">6.3 Exercises<text:tab/>30</text:p>
          <text:p text:style-name="P62">6.3.1 Exercise 1<text:tab/>30</text:p>
          <text:p text:style-name="P62">6.3.2 Exercise 2<text:tab/>30</text:p>
          <text:p text:style-name="P54">7 Using MathRider As A Programmer's Text Editor<text:tab/>31</text:p>
          <text:p text:style-name="P60">7.1 Creating, Opening, Saving, And Closing Text Files<text:tab/>31</text:p>
          <text:p text:style-name="P60">7.2 Editing Files<text:tab/>31</text:p>
          <text:p text:style-name="P60">7.3 File Modes<text:tab/>31</text:p>
          <text:p text:style-name="P60">7.4 Exercises<text:tab/>32</text:p>
          <text:p text:style-name="P62">7.4.1 Exercise 1<text:tab/>32</text:p>
          <text:p text:style-name="P54">8 MathRider Worksheet Files<text:tab/>33</text:p>
          <text:p text:style-name="P60">8.1 Code Folds<text:tab/>33</text:p>
          <text:p text:style-name="P62">8.1.1 The Description Attribute<text:tab/>34</text:p>
          <text:p text:style-name="P60">8.2 Automatically Inserting Folds &amp; Removing Unpreserved Folds<text:tab/>34</text:p>
          <text:p text:style-name="P60">8.3 Exercises<text:tab/>34</text:p>
          <text:p text:style-name="P62">8.3.1 Exercise 1<text:tab/>35</text:p>
          <text:p text:style-name="P62">8.3.2 Exercise 2<text:tab/>35</text:p>
          <text:p text:style-name="P62">8.3.3 Exercise 3<text:tab/>35</text:p>
          <text:p text:style-name="P62">8.3.4 Exercise 4<text:tab/>35</text:p>
          <text:p text:style-name="P54">9 MathPiper Programming Fundamentals<text:tab/>36</text:p>
          <text:p text:style-name="P60">9.1 Values and Expressions<text:tab/>36</text:p>
          <text:p text:style-name="P60">9.2 Operators<text:tab/>36</text:p>
          <text:p text:style-name="P60">9.3 Operator Precedence<text:tab/>37</text:p>
          <text:p text:style-name="P60">9.4 Changing The Order Of Operations In An Expression<text:tab/>38</text:p>
          <text:p text:style-name="P60">9.5 Functions &amp; Function Names<text:tab/>39</text:p>
          <text:p text:style-name="P60">9.6 Functions That Produce Side Effects<text:tab/>39</text:p>
          <text:p text:style-name="P62">9.6.1 The Echo() and Write() Functions<text:tab/>40</text:p>
          <text:p text:style-name="P61">9.6.1.1 Echo()<text:tab/>40</text:p>
          <text:p text:style-name="P61"><text:soft-page-break/>9.6.1.2 Write()<text:tab/>42</text:p>
          <text:p text:style-name="P60">9.7 Expressions Are Separated By Semicolons<text:tab/>43</text:p>
          <text:p text:style-name="P60">9.8 Strings<text:tab/>44</text:p>
          <text:p text:style-name="P62">9.8.1 The MathPiper Console and MathPiper Folds Can Access The Same Variables<text:tab/>44</text:p>
          <text:p text:style-name="P62">9.8.2 Using Strings To Make Echo's Output Easier To Read<text:tab/>45</text:p>
          <text:p text:style-name="P62">9.8.3 Accessing The Individual Characters In A String<text:tab/>45</text:p>
          <text:p text:style-name="P60">9.9 Comments<text:tab/>46</text:p>
          <text:p text:style-name="P60">9.10 Exercises<text:tab/>47</text:p>
          <text:p text:style-name="P62">9.10.1 Exercise 1<text:tab/>47</text:p>
          <text:p text:style-name="P62">9.10.2 Exercise 2<text:tab/>48</text:p>
          <text:p text:style-name="P62">9.10.3 Exercise 3<text:tab/>48</text:p>
          <text:p text:style-name="P62">9.10.4 Exercise 4<text:tab/>48</text:p>
          <text:p text:style-name="P62">9.10.5 Exercise 5<text:tab/>48</text:p>
          <text:p text:style-name="P62">9.10.6 Exercise 6<text:tab/>48</text:p>
          <text:p text:style-name="P54">10 Conditional Operators<text:tab/>50</text:p>
          <text:p text:style-name="P60">10.1 Making Decisions With The If() Function &amp; Predicate Expressions<text:tab/>52</text:p>
          <text:p text:style-name="P60">10.2 The And(), Or(), &amp; Not() Boolean Functions &amp; Infix Notation<text:tab/>54</text:p>
          <text:p text:style-name="P62">10.2.1 And()<text:tab/>54</text:p>
          <text:p text:style-name="P62">10.2.2 Or()<text:tab/>56</text:p>
          <text:p text:style-name="P62">10.2.3 Not() &amp; Prefix Notation<text:tab/>57</text:p>
          <text:p text:style-name="P60">10.3 Exercises<text:tab/>58</text:p>
          <text:p text:style-name="P54">11 The While() Looping Function &amp; Bodied Notation<text:tab/>59</text:p>
          <text:p text:style-name="P60">11.1 Long-Running Loops, Infinite Loops, &amp; Interrupting Execution<text:tab/>62</text:p>
          <text:p text:style-name="P60">11.2 Predicate Functions<text:tab/>63</text:p>
          <text:p text:style-name="P60">11.3 Exercises<text:tab/>64</text:p>
          <text:p text:style-name="P54">12 Lists: Values That Hold Sequences Of Expressions<text:tab/>65</text:p>
          <text:p text:style-name="P60">12.1 Using While() Loops With Lists <text:tab/>66</text:p>
          <text:p text:style-name="P62">12.1.1 Exercises<text:tab/>68</text:p>
          <text:p text:style-name="P60">12.2 The ForEach() Looping Function<text:tab/>68</text:p>
          <text:p text:style-name="P62">12.2.1 Exercises<text:tab/>68</text:p>
          <text:p text:style-name="P54">13 Functions &amp; Operators Which Loop Internally To Process Lists<text:tab/>69</text:p>
          <text:p text:style-name="P60">13.1 TableForm()<text:tab/>69</text:p>
          <text:p text:style-name="P60">13.2 The .. Range Operator<text:tab/>69</text:p>
          <text:p text:style-name="P60">13.3 Contains()<text:tab/>70</text:p>
          <text:p text:style-name="P60">13.4 Find()<text:tab/>70</text:p>
          <text:p text:style-name="P60">13.5 Count()<text:tab/>71</text:p>
          <text:p text:style-name="P60">13.6 Select()<text:tab/>71</text:p>
          <text:p text:style-name="P60">13.7 The Nth() Function &amp; The [] Operator<text:tab/>72</text:p>
          <text:p text:style-name="P60">13.8 Append() &amp; Nondestructive List Operations<text:tab/>72</text:p>
          <text:p text:style-name="P60">13.9 The : Prepend Operator<text:tab/>73</text:p>
          <text:p text:style-name="P60"><text:soft-page-break/>13.10 Concat()<text:tab/>74</text:p>
          <text:p text:style-name="P60">13.11 Insert(), Delete(), &amp; Replace()<text:tab/>74</text:p>
          <text:p text:style-name="P60">13.12 Take() <text:tab/>74</text:p>
          <text:p text:style-name="P60">13.13 Drop()<text:tab/>75</text:p>
          <text:p text:style-name="P60">13.14 FillList()<text:tab/>76</text:p>
          <text:p text:style-name="P60">13.15 RemoveDuplicates()<text:tab/>76</text:p>
          <text:p text:style-name="P60">13.16 Reverse()<text:tab/>77</text:p>
          <text:p text:style-name="P60">13.17 Partition()<text:tab/>77</text:p>
          <text:p text:style-name="P60">13.18 Functions That Work With Integers<text:tab/>77</text:p>
          <text:p text:style-name="P62">13.18.1 RandomIntegerVector()<text:tab/>78</text:p>
          <text:p text:style-name="P62">13.18.2 Max() &amp; Min()<text:tab/>78</text:p>
          <text:p text:style-name="P62">13.18.3 Div() &amp; Mod()<text:tab/>79</text:p>
          <text:p text:style-name="P62">13.18.4 Gcd()<text:tab/>79</text:p>
          <text:p text:style-name="P62">13.18.5 Lcm()<text:tab/>80</text:p>
          <text:p text:style-name="P62">13.18.6 Add()<text:tab/>80</text:p>
          <text:p text:style-name="P62">13.18.7 Factorize()<text:tab/>81</text:p>
          <text:p text:style-name="P54">14 User Defined Functions<text:tab/>82</text:p>
          <text:p text:style-name="P60">14.1 Global Variables, Local Variables, &amp; Local()<text:tab/>83</text:p>
          <text:p text:style-name="P60">14.2 Applying Functions To List Members<text:tab/>85</text:p>
          <text:p text:style-name="P62">14.2.1 Table() <text:tab/>85</text:p>
        </text:index-body>
      </text:table-of-content>
      <text:p text:style-name="Standard"><text:bookmark-end text:name="DDE_LINK22"/></text:p>
      <text:h text:style-name="P5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5">Susan Addington</text:p>
      <text:p text:style-name="P45">Matthew Moelter </text:p>
      <text:p text:style-name="P45">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58"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0"><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0"><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8">java -version</text:p>
      <text:p text:style-name="Text_20_body"/>
      <text:p text:style-name="Text_20_body">Currently, the MathRider project has the following two options for people who need to install Sun's Java:</text:p>
      <text:p text:style-name="P18">1) Locate the Java documentation for your Linux distribution and carefully follow the instructions provided for installing Sun's Java on your system. </text:p>
      <text:p text:style-name="P18">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3"><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2">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6">cd <text:s text:c="2"/>/Applications/mathrider</text:p>
      <text:p text:style-name="Text_20_body">Run mathrider by typing:</text:p>
      <text:p text:style-name="P4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36"> </text:span><text:span text:style-name="T37">(along </text:span><text:soft-page-break/><text:span text:style-name="T37">with addtion (+) , subtraction (−), and ones we will talk about later)</text:span><text:span text:style-name="T36">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N(9.5/3.2)<text:bookmark-end text:name="DDE_LINK17"/><text:bookmark-end text:name="DDE_LINK18"/></text:p>
      <text:p text:style-name="P21">Result&gt; 2.96875</text:p>
      <text:p text:style-name="P21"/>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text:soft-page-break/>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p text:style-name="Preformatted_20_Text"/>
      <text:h text:style-name="P59"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7">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1">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ext:bookmark-end text:name="DDE_LINK21"/></text:p>
      <text:p text:style-name="P21">Result&gt; 5</text:p>
      <text:p text:style-name="Preformatted_20_Text"/>
      <text:p text:style-name="Preformatted_20_Text">In&gt; Denom(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42">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2"/>
      <text:p text:style-name="P42">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p text:style-name="Text_20_body"/>
      <text:p text:style-name="Text_20_body"/>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text:soft-page-break/>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text:soft-page-break/>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3"/>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begins with a percent symbol (<text:span text:style-name="T6">%)</text:span> followed by the <text:span text:style-name="T6">name of the fold type</text:span> (like this: <text:span text:style-name="T6">%&lt;foldtype&gt;</text:span><text:span text:style-name="T7">)</text:span> and its en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Note: the line numbers are not part of the program and the semicolon '<text:span text:style-name="T6">;</text:span>' which is at the end of the line of code is required):</text:p>
      <text:p text:style-name="Preformatted_20_Text"/>
      <text:p text:style-name="P24"><text:span text:style-name="T14"><text:s/>1:</text:span><text:span text:style-name="T28">%mathpiper</text:span></text:p>
      <text:p text:style-name="P25"><text:s/>2:</text:p>
      <text:p text:style-name="P24"><text:span text:style-name="T14"><text:s/>3:</text:span><text:span text:style-name="T17">2 + 3</text:span>;</text:p>
      <text:p text:style-name="P25"><text:s/>4:</text:p>
      <text:p text:style-name="P34"><text:span text:style-name="T30"><text:s/>5:</text:span><text:span text:style-name="T29">%/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24"><text:span text:style-name="T14"><text:s/>1:</text:span><text:span text:style-name="T28">%mathpiper</text:span></text:p>
      <text:p text:style-name="P25"><text:s/>2:</text:p>
      <text:p text:style-name="P24"><text:span text:style-name="T14"><text:s/>3:</text:span><text:span text:style-name="T16">2 + 3</text:span>;</text:p>
      <text:p text:style-name="P25"><text:s/>4:</text:p>
      <text:p text:style-name="P24"><text:span text:style-name="T14"><text:s/>5:</text:span><text:span text:style-name="T28">%/mathpiper</text:span></text:p>
      <text:p text:style-name="P25"><text:s/>6:</text:p>
      <text:p text:style-name="P24"><text:span text:style-name="T14"><text:s/>7:</text:span> <text:s text:c="3"/><text:span text:style-name="T19">%output,preserve="false"</text:span></text:p>
      <text:p text:style-name="P24"><text:span text:style-name="T14"><text:s/>8:</text:span><text:span text:style-name="T19"> <text:s text:c="5"/>Result:</text:span> 5</text:p>
      <text:p text:style-name="P35"><text:span text:style-name="T14"><text:s/>9:</text:span><text:span text:style-name="T19"> <text:s text:c="3"/>%/output</text:span></text:p>
      <text:p text:style-name="Text_20_body">The default type of an output fold is <text:span text:style-name="T6">%output</text:span> and this one starts at <text:span text:style-name="T6">line 7</text:span> and <text:soft-page-break/>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in the start tag which describes what the fold contains. <text:s/>For example, the following %mathpiper fold has a description attribute which indicates that the fold adds two number together:</text:p>
      <text:p text:style-name="P24"><text:span text:style-name="T14"/></text:p>
      <text:p text:style-name="P24"><text:span text:style-name="T14"><text:s/>1:</text:span><text:span text:style-name="T28">%mathpiper,description="Add two numbers together."</text:span></text:p>
      <text:p text:style-name="P25"><text:s/>2:</text:p>
      <text:p text:style-name="P24"><text:span text:style-name="T14"><text:s/>3:</text:span><text:span text:style-name="T17">2 + 3</text:span>;</text:p>
      <text:p text:style-name="P25"><text:s/>4:</text:p>
      <text:p text:style-name="P34"><text:span text:style-name="T30"><text:s/>5:</text:span><text:span text:style-name="T29">%/mathpiper</text:span></text:p>
      <text:p text:style-name="P55"><text:span text:style-name="T7">The description attribute is added to the start tag of a fold by placing a comma after the fold's type name and then adding the text description="&lt;text&gt;"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Exercises</text:h>
      <text:p text:style-name="Text_20_body">A MathRider worksheet file called "<text:span text:style-name="T6">newbies_book_examples_1.mrw</text:span>" can be obtained here (). <text:s/>It contains a number of %mathpiper folds which contain code examples from the previous sections of this book. <text:s/>Notice that all of the lines of code have a semicolon (;) placed after them. <text:s/>The reason this is needed is <text:soft-page-break/>explained in a later section.</text:p>
      <text:p text:style-name="Text_20_body"/>
      <text:p text:style-name="Text_20_body">Download this file to your computer and open it in MathRider. <text:s/>Then, use it to do the following exercises.</text:p>
      <text:h text:style-name="Heading_20_3" text:outline-level="3">Exercise 1</text:h>
      <text:p text:style-name="Preformatted_20_Text">Execute folds 1-8 in the top section of the file (starting with the top one and working your way to the bottom one)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text:span text:style-name="T6">newbies_book_examples_1.mrw </text:span>documen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6"><text:span text:style-name="T19">3</text:span> </text:p>
      <text:p text:style-name="Text_20_body">represents the number three, the value:</text:p>
      <text:p text:style-name="P47"><text:span text:style-name="T21">0.5</text:span> </text:p>
      <text:p text:style-name="Text_20_body">represents the number one half, and the value: </text:p>
      <text:p text:style-name="P4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48">3</text:p>
      <text:p text:style-name="P48">2 + 3</text:p>
      <text:p text:style-name="P4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6">^<text:tab/>Exponents are evaluated right to left.</text:p>
      <text:p text:style-name="P52"><text:soft-page-break/>*,%,/<text:tab/>Then multiplication, remainder, and division operations are evaluated left to right.</text:p>
      <text:p text:style-name="P46">+, −<text:tab/>Finally, addition and subtraction are evaluated left to right.</text:p>
      <text:p text:style-name="P46"/>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40"><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9">^</text:span>3</text:p>
      <text:p text:style-name="P32">5 + 6<text:span text:style-name="T9">*</text:span>21/18 - <text:span text:style-name="T22">8</text:span></text:p>
      <text:p text:style-name="P32">5 + <text:span text:style-name="T22">126</text:span><text:span text:style-name="T9">/</text:span>18 - 8</text:p>
      <text:p text:style-name="P32">5 <text:span text:style-name="T9">+</text:span> <text:span text:style-name="T22">7</text:span> - 8</text:p>
      <text:p text:style-name="P32"><text:span text:style-name="T22">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2">8</text:span> in the expression below it. <text:s/>In the second expression, the <text:span text:style-name="T9">*</text:span> operator is executed next, and so on. <text:s/>The last expression shows that the final result after all of the operators have been evaluated is <text:span text:style-name="T22">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1">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3">()<text:tab/>Parentheses are evaluated from the inside out.</text:p>
      <text:p text:style-name="P53">^<text:tab/>Then exponents are evaluated right to left.</text:p>
      <text:p text:style-name="P53">*,%,/ Then multiplication, remainder, and division operations are evaluated left to right.</text:p>
      <text:p text:style-name="P53">+, − Finally, addition and subtraction are evaluated left to right.</text:p>
      <text:p text:style-name="P42"/>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and <text:span text:style-name="T6">Write()</text:span> functions are examples of functions that produces side effects and they are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8">Side Effects&gt;</text:p>
      <text:p text:style-name="P2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8">Side Effects&gt;</text:p>
      <text:p text:style-name="P28">1 3 6 </text:p>
      <text:p text:style-name="Standard"/>
      <text:p text:style-name="Text_20_body">The expressions were each evaluated and their results were returned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1">Result&gt; True</text:p>
      <text:p text:style-name="P28">Side Effects&gt;</text:p>
      <text:p text:style-name="P28">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4"><text:span text:style-name="T14"><text:s/>1:</text:span><text:span text:style-name="T28">%mathpiper</text:span></text:p>
      <text:p text:style-name="P25"><text:s/>2:</text:p>
      <text:p text:style-name="P24"><text:span text:style-name="T14"><text:s/>3:</text:span><text:span text:style-name="T15">Echo</text:span><text:span text:style-name="T5">(</text:span><text:span text:style-name="T8">1</text:span><text:span text:style-name="T5">)</text:span>;</text:p>
      <text:p text:style-name="P25"><text:s/>4:</text:p>
      <text:p text:style-name="P24"><text:span text:style-name="T14"><text:s/>5:</text:span><text:span text:style-name="T15">Echo</text:span><text:span text:style-name="T5">(</text:span><text:span text:style-name="T8">1</text:span><text:span text:style-name="T5">+</text:span><text:span text:style-name="T8">2</text:span><text:span text:style-name="T5">)</text:span>;</text:p>
      <text:p text:style-name="P25"><text:s/>6:</text:p>
      <text:p text:style-name="P24"><text:span text:style-name="T14"><text:s/>7:</text:span><text:span text:style-name="T15">Echo</text:span><text:span text:style-name="T5">(</text:span><text:span text:style-name="T8">2</text:span><text:span text:style-name="T5">*</text:span><text:span text:style-name="T8">3</text:span><text:span text:style-name="T5">)</text:span>;</text:p>
      <text:p text:style-name="P25"><text:s/>8:</text:p>
      <text:p text:style-name="P24"><text:span text:style-name="T14"><text:s/>9:</text:span><text:span text:style-name="T28">%/mathpiper</text:span></text:p>
      <text:p text:style-name="P25">10:</text:p>
      <text:p text:style-name="P24"><text:span text:style-name="T14">11:</text:span> <text:s text:c="3"/><text:span text:style-name="T19">%output,preserve="false"</text:span></text:p>
      <text:p text:style-name="P24"><text:span text:style-name="T14">12:</text:span> <text:s text:c="5"/><text:span text:style-name="T19">Result:</text:span> True</text:p>
      <text:p text:style-name="P24"><text:span text:style-name="T14">13:</text:span> <text:s text:c="5"/></text:p>
      <text:p text:style-name="P24"><text:span text:style-name="T14">14:</text:span> <text:s text:c="5"/><text:span text:style-name="T33">Side effects:</text:span></text:p>
      <text:p text:style-name="P24"><text:span text:style-name="T14">15:</text:span> <text:s text:c="5"/>1 </text:p>
      <text:p text:style-name="P24"><text:span text:style-name="T14">16:</text:span> <text:s text:c="5"/>3 </text:p>
      <text:p text:style-name="P24"><text:span text:style-name="T14">17:</text:span> <text:s text:c="5"/>6</text:p>
      <text:p text:style-name="P34"><text:span text:style-name="T14">18:</text:span> <text:s text:c="3"/><text:span text:style-name="T19">%/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1</text:span>;</text:p>
      <text:p text:style-name="P24"><text:span text:style-name="T14"><text:s/>4:</text:span>b <text:span text:style-name="T5">:=</text:span> <text:span text:style-name="T8">2</text:span>;</text:p>
      <text:p text:style-name="P24"><text:span text:style-name="T14"><text:s/>5:</text:span>c <text:span text:style-name="T5">:=</text:span> <text:span text:style-name="T8">3</text:span>;</text:p>
      <text:p text:style-name="P25"><text:s/>6:</text:p>
      <text:p text:style-name="P24"><text:span text:style-name="T14"><text:s/>7:</text:span><text:span text:style-name="T28">%/mathpiper</text:span></text:p>
      <text:p text:style-name="P25"><text:s/>8:</text:p>
      <text:p text:style-name="P24"><text:span text:style-name="T14"><text:s/>9:</text:span> <text:s text:c="3"/><text:span text:style-name="T19">%output,preserve="false"</text:span></text:p>
      <text:p text:style-name="P24"><text:span text:style-name="T14">10:</text:span> <text:s text:c="5"/><text:span text:style-name="T19">Result:</text:span> 3</text:p>
      <text:p text:style-name="P33"><text:span text:style-name="T12">11:</text:span><text:span text:style-name="T10"> <text:s text:c="3"/></text:span><text:span text:style-name="T19">%/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4"><text:bookmark-start text:name="DDE_LINK29"/><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1</text:span>;</text:p>
      <text:p text:style-name="P24"><text:span text:style-name="T14"><text:s/>4:</text:span><text:span text:style-name="T15">Echo</text:span><text:span text:style-name="T5">(</text:span>a<text:span text:style-name="T5">)</text:span>;</text:p>
      <text:p text:style-name="P25"><text:s/>5:</text:p>
      <text:p text:style-name="P24"><text:span text:style-name="T14"><text:s/>6:</text:span>b <text:span text:style-name="T5">:=</text:span> <text:span text:style-name="T8">2</text:span>;</text:p>
      <text:p text:style-name="P24"><text:span text:style-name="T14"><text:s/>7:</text:span><text:span text:style-name="T15">Echo</text:span><text:span text:style-name="T5">(</text:span>b<text:span text:style-name="T5">)</text:span>;</text:p>
      <text:p text:style-name="P25"><text:s/>8:</text:p>
      <text:p text:style-name="P24"><text:span text:style-name="T14"><text:s/>9:</text:span>c <text:span text:style-name="T5">:=</text:span> <text:span text:style-name="T8">3</text:span>;</text:p>
      <text:p text:style-name="P24"><text:span text:style-name="T14">10:</text:span><text:span text:style-name="T15">Echo</text:span><text:span text:style-name="T5">(</text:span>c<text:span text:style-name="T5">)</text:span>;</text:p>
      <text:p text:style-name="P25">11:</text:p>
      <text:p text:style-name="P24"><text:span text:style-name="T14">12:</text:span><text:span text:style-name="T28">%/mathpiper</text:span><text:bookmark-end text:name="DDE_LINK29"/></text:p>
      <text:p text:style-name="P25">13:</text:p>
      <text:p text:style-name="P24"><text:span text:style-name="T14">14:</text:span> <text:s text:c="3"/><text:span text:style-name="T19">%output,preserve="false"</text:span></text:p>
      <text:p text:style-name="P24"><text:span text:style-name="T14">15:</text:span> <text:s text:c="5"/><text:span text:style-name="T19">Result:</text:span> True</text:p>
      <text:p text:style-name="P24"><text:span text:style-name="T14">16:</text:span> <text:s text:c="5"/></text:p>
      <text:p text:style-name="P24"><text:span text:style-name="T14">17:</text:span> <text:s text:c="5"/><text:span text:style-name="T33">Side effects:</text:span></text:p>
      <text:p text:style-name="P24"><text:span text:style-name="T14">18:</text:span> <text:s text:c="5"/>1 </text:p>
      <text:p text:style-name="P24"><text:span text:style-name="T14">19:</text:span> <text:s text:c="5"/>2 </text:p>
      <text:p text:style-name="P24"><text:span text:style-name="T14">20:</text:span> <text:s text:c="5"/>3</text:p>
      <text:p text:style-name="P33"><text:span text:style-name="T12">21:</text:span><text:span text:style-name="T10"> <text:s text:c="3"/></text:span><text:span text:style-name="T19">%/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4"><text:span text:style-name="T14"><text:s/>1:</text:span><text:span text:style-name="T28">%mathpiper</text:span></text:p>
      <text:p text:style-name="P25"><text:s/>2:</text:p>
      <text:p text:style-name="P24"><text:span text:style-name="T14"><text:s/>3:</text:span><text:span text:style-name="T15">Write</text:span><text:span text:style-name="T5">(</text:span><text:span text:style-name="T8">1</text:span><text:span text:style-name="T5">)</text:span>;</text:p>
      <text:p text:style-name="P25"><text:s/>4:</text:p>
      <text:p text:style-name="P24"><text:span text:style-name="T14"><text:s/>5:</text:span><text:span text:style-name="T15">Write</text:span><text:span text:style-name="T5">(</text:span><text:span text:style-name="T8">1</text:span><text:span text:style-name="T5">+</text:span><text:span text:style-name="T8">2</text:span><text:span text:style-name="T5">)</text:span>;</text:p>
      <text:p text:style-name="P25"><text:s/>6:</text:p>
      <text:p text:style-name="P24"><text:span text:style-name="T14"><text:s/>7:</text:span><text:span text:style-name="T15">Echo</text:span><text:span text:style-name="T5">(</text:span><text:span text:style-name="T8">2</text:span><text:span text:style-name="T5">*</text:span><text:span text:style-name="T8">3</text:span><text:span text:style-name="T5">)</text:span>;</text:p>
      <text:p text:style-name="P25"><text:s/>8:</text:p>
      <text:p text:style-name="P24"><text:span text:style-name="T14"><text:s/>9:</text:span><text:span text:style-name="T28">%/mathpiper</text:span></text:p>
      <text:p text:style-name="P25">10:</text:p>
      <text:p text:style-name="P24"><text:span text:style-name="T14">11:</text:span> <text:s text:c="3"/><text:span text:style-name="T19">%output,preserve="false"</text:span></text:p>
      <text:p text:style-name="P24"><text:span text:style-name="T14">12:</text:span> <text:s text:c="5"/><text:span text:style-name="T19">Result:</text:span> True</text:p>
      <text:p text:style-name="P24"><text:soft-page-break/><text:span text:style-name="T14">13:</text:span> <text:s text:c="5"/></text:p>
      <text:p text:style-name="P24"><text:span text:style-name="T14">14:</text:span> <text:s text:c="5"/><text:span text:style-name="T33">Side effects:</text:span></text:p>
      <text:p text:style-name="P24"><text:span text:style-name="T14">15:</text:span> <text:s text:c="5"/>1 3 6</text:p>
      <text:p text:style-name="P34"><text:span text:style-name="T14">16:</text:span> <text:s text:c="3"/><text:span text:style-name="T19">%/output</text:span></text:p>
      <text:p text:style-name="P36">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he console adds it automatically</text:span>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p>
      <text:p text:style-name="P25"><text:s/>4:</text:p>
      <text:p text:style-name="P24"><text:span text:style-name="T14"><text:s/>5:</text:span><text:span text:style-name="T28">%/mathpiper</text:span></text:p>
      <text:p text:style-name="P25"><text:s/>6:</text:p>
      <text:p text:style-name="P24"><text:span text:style-name="T14"><text:s/>7:</text:span> <text:s text:c="3"/><text:span text:style-name="T19">%output,preserve="false"</text:span></text:p>
      <text:p text:style-name="P24"><text:span text:style-name="T14"><text:s/>8:</text:span> <text:s text:c="5"/><text:span text:style-name="T19">Result:</text:span> True</text:p>
      <text:p text:style-name="P24"><text:span text:style-name="T14"><text:s/>9:</text:span> <text:s text:c="5"/></text:p>
      <text:p text:style-name="P24"><text:span text:style-name="T14">10:</text:span> <text:s text:c="5"/><text:span text:style-name="T33">Side effects:</text:span></text:p>
      <text:p text:style-name="P24"><text:span text:style-name="T14">11:</text:span> <text:s text:c="5"/>1 </text:p>
      <text:p text:style-name="P24"><text:span text:style-name="T14">12:</text:span> <text:s text:c="5"/>2 </text:p>
      <text:p text:style-name="P24"><text:span text:style-name="T14">13:</text:span> <text:s text:c="5"/>3</text:p>
      <text:p text:style-name="P34"><text:span text:style-name="T14">14:</text:span><text:span text:style-name="T19">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5"><text:s/>4:</text:p>
      <text:p text:style-name="P24"><text:span text:style-name="T14"><text:s/>5:</text:span><text:span text:style-name="T28">%/mathpiper</text:span></text:p>
      <text:p text:style-name="P25"><text:s/>6:</text:p>
      <text:p text:style-name="P24"><text:soft-page-break/><text:span text:style-name="T14"><text:s/>7:</text:span> <text:s text:c="3"/><text:span text:style-name="T19">%output,preserve="false"</text:span></text:p>
      <text:p text:style-name="P24"><text:span text:style-name="T14"><text:s/>8:</text:span> <text:s text:c="5"/><text:span text:style-name="T19">Result:</text:span> True</text:p>
      <text:p text:style-name="P24"><text:span text:style-name="T14"><text:s/>9:</text:span> <text:s text:c="5"/></text:p>
      <text:p text:style-name="P24"><text:span text:style-name="T14">10:</text:span> <text:s text:c="5"/><text:span text:style-name="T33">Side effects:</text:span></text:p>
      <text:p text:style-name="P24"><text:span text:style-name="T14">11:</text:span> <text:s text:c="5"/>1 </text:p>
      <text:p text:style-name="P24"><text:span text:style-name="T14">12:</text:span> <text:s text:c="5"/>2 </text:p>
      <text:p text:style-name="P24"><text:span text:style-name="T14">13:</text:span> <text:s text:c="5"/>3</text:p>
      <text:p text:style-name="P33"><text:span text:style-name="T12">14:</text:span><text:span text:style-name="T19">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and Write() functions. <text:s/>The following program assigns a string value to the variable 'a' and then echos it to the user:</text:p>
      <text:p text:style-name="Preformatted_20_Text"/>
      <text:p text:style-name="P24"><text:span text:style-name="T14"><text:s/>1:</text:span><text:span text:style-name="T28">%mathpiper</text:span></text:p>
      <text:p text:style-name="P25"><text:s/>2:</text:p>
      <text:p text:style-name="P24"><text:span text:style-name="T14"><text:s/>3:</text:span><text:bookmark-start text:name="DDE_LINK3"/>a <text:span text:style-name="T5">:=</text:span> <text:span text:style-name="T16">"Hello, I am a string."</text:span>;<text:bookmark-end text:name="DDE_LINK3"/></text:p>
      <text:p text:style-name="P24"><text:span text:style-name="T14"><text:s/>4:</text:span><text:span text:style-name="T15">Echo</text:span><text:span text:style-name="T5">(</text:span>a<text:span text:style-name="T5">)</text:span>;</text:p>
      <text:p text:style-name="P25"><text:s/>5:</text:p>
      <text:p text:style-name="P24"><text:span text:style-name="T14"><text:s/>6:</text:span><text:span text:style-name="T28">%/mathpiper</text:span></text:p>
      <text:p text:style-name="P25"><text:s/>7:</text:p>
      <text:p text:style-name="P24"><text:span text:style-name="T14"><text:s/>8:</text:span> <text:s text:c="3"/><text:span text:style-name="T19">%output,preserve="false"</text:span></text:p>
      <text:p text:style-name="P24"><text:span text:style-name="T14"><text:s/>9:</text:span> <text:s text:c="5"/><text:span text:style-name="T19">Result:</text:span> True</text:p>
      <text:p text:style-name="P24"><text:span text:style-name="T14">10:</text:span> <text:s text:c="5"/></text:p>
      <text:p text:style-name="P24"><text:span text:style-name="T14">11:</text:span> <text:s text:c="5"/><text:span text:style-name="T33">Side effects:</text:span></text:p>
      <text:p text:style-name="P24"><text:span text:style-name="T14">12:</text:span> <text:s text:c="5"/>Hello, I am a string.</text:p>
      <text:p text:style-name="P34"><text:span text:style-name="T14">13:</text:span> <text:s text:c="3"/><text:span text:style-name="T19">%/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text:soft-page-break/>Using Strings To Make Echo's Output Easier To Read</text:h>
      <text:p text:style-name="Text_20_body">When the Echo() function is used to print the values of multiple variables, it is often helpful to print some information next to each variable so that it is easy to determine which value came from which Echo() function in the code. <text:s/>The following program prints the name of the variable that each value came from next to it in the side effects output:</text:p>
      <text:p text:style-name="Text_20_body"/>
      <text:p text:style-name="P24"><text:bookmark-start text:name="DDE_LINK291"/><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1</text:span>;</text:p>
      <text:p text:style-name="P24"><text:span text:style-name="T14"><text:s/>4:</text:span><text:span text:style-name="T15">Echo</text:span><text:span text:style-name="T5">(</text:span><text:span text:style-name="T18">"Variable a: "</text:span><text:span text:style-name="T5">, </text:span>a<text:span text:style-name="T5">)</text:span>;</text:p>
      <text:p text:style-name="P25"><text:s/>5:</text:p>
      <text:p text:style-name="P24"><text:span text:style-name="T14"><text:s/>6:</text:span>b <text:span text:style-name="T5">:=</text:span> <text:span text:style-name="T8">2</text:span>;</text:p>
      <text:p text:style-name="P24"><text:span text:style-name="T14"><text:s/>7:</text:span><text:span text:style-name="T15">Echo</text:span><text:span text:style-name="T5">(</text:span><text:span text:style-name="T18">"Variable b: "</text:span><text:span text:style-name="T5">, </text:span>b<text:span text:style-name="T5">)</text:span>;</text:p>
      <text:p text:style-name="P25"><text:s/>8:</text:p>
      <text:p text:style-name="P24"><text:span text:style-name="T14"><text:s/>9:</text:span>c <text:span text:style-name="T5">:=</text:span> <text:span text:style-name="T8">3</text:span>;</text:p>
      <text:p text:style-name="P24"><text:span text:style-name="T14">10:</text:span><text:span text:style-name="T15">Echo</text:span><text:span text:style-name="T5">(</text:span><text:span text:style-name="T18">"Variable c: "</text:span><text:span text:style-name="T5">, </text:span>c<text:span text:style-name="T5">)</text:span>;</text:p>
      <text:p text:style-name="P25">11:</text:p>
      <text:p text:style-name="P24"><text:span text:style-name="T14">12:</text:span><text:span text:style-name="T28">%/mathpiper</text:span><text:bookmark-end text:name="DDE_LINK291"/></text:p>
      <text:p text:style-name="P25">13:</text:p>
      <text:p text:style-name="P24"><text:span text:style-name="T14">14:</text:span> <text:s text:c="3"/><text:span text:style-name="T19">%output,preserve="false"</text:span></text:p>
      <text:p text:style-name="P24"><text:span text:style-name="T14">15:</text:span> <text:s text:c="5"/><text:span text:style-name="T19">Result:</text:span> True</text:p>
      <text:p text:style-name="P24"><text:span text:style-name="T14">16:</text:span> <text:s text:c="5"/></text:p>
      <text:p text:style-name="P24"><text:span text:style-name="T14">17:</text:span> <text:s text:c="5"/><text:span text:style-name="T33">Side effects:</text:span></text:p>
      <text:p text:style-name="P24"><text:span text:style-name="T14">18:</text:span> <text:s text:c="5"/>Variable a: 1 </text:p>
      <text:p text:style-name="P24"><text:span text:style-name="T14">19:</text:span> <text:s text:c="5"/>Variable b: 2 </text:p>
      <text:p text:style-name="P24"><text:span text:style-name="T14">20:</text:span> <text:s text:c="5"/>Variable c: 3</text:p>
      <text:p text:style-name="P33"><text:span text:style-name="T12">21:</text:span><text:span text:style-name="T10"> <text:s text:c="3"/></text:span><text:span text:style-name="T19">%/output</text:span></text:p>
      <text:h text:style-name="Heading_20_3" text:outline-level="3">Accessing The Individual Characters In A String</text:h>
      <text:p text:style-name="Text_20_body">Individual characters in a string can be accessed by placing the character's position number (also called an <text:span text:style-name="T6">index</text:span>) inside of brackets []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p>
      <text:p text:style-name="P21">Result&gt; "Hello"</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text:soft-page-break/></text:p>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p text:style-name="P14"/>
      <text:p text:style-name="Text_20_body">A range of characters in a string can be accessed by using the .. "range" operator:</text:p>
      <text:p text:style-name="P14"/>
      <text:p text:style-name="Preformatted_20_Text">In&gt; a[8 .. 11]</text:p>
      <text:p text:style-name="P21">Result&gt; "I am"</text:p>
      <text:p text:style-name="P14"/>
      <text:p text:style-name="P36">The .. operator is covered in section<text:span text:style-name="T19"> </text:span><text:a xlink:type="simple" xlink:href="#11.17.3.1.The .. Range Operator|outline">The .. Range Operator</text:a><text:span text:style-name="T19">. <text:s/></text:span></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and therefore comments are ignored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4"><text:span text:style-name="T14"><text:s/>1:</text:span><text:span text:style-name="T28">%mathpiper</text:span></text:p>
      <text:p text:style-name="P24"><text:span text:style-name="T14"><text:s/>2:</text:span><text:span text:style-name="T25">//This is a comment.</text:span></text:p>
      <text:p text:style-name="P25"><text:s/>3:</text:p>
      <text:p text:style-name="P24"><text:span text:style-name="T14"><text:s/>4:</text:span>x <text:span text:style-name="T5">:=</text:span> <text:span text:style-name="T8">2</text:span>; <text:span text:style-name="T25">//Set the variable x equal to 2.</text:span></text:p>
      <text:p text:style-name="P25"><text:s/>5:</text:p>
      <text:p text:style-name="P25"><text:s/>6:</text:p>
      <text:p text:style-name="P24"><text:span text:style-name="T14"><text:s/>7:</text:span><text:span text:style-name="T28">%/mathpiper</text:span></text:p>
      <text:p text:style-name="P25"><text:s/>8:</text:p>
      <text:p text:style-name="P24"><text:span text:style-name="T14"><text:s/>9:</text:span> <text:s text:c="3"/><text:span text:style-name="T19">%output,preserve="false"</text:span></text:p>
      <text:p text:style-name="P24"><text:span text:style-name="T14">10:</text:span> <text:s text:c="5"/><text:span text:style-name="T19">Result:</text:span> 2</text:p>
      <text:p text:style-name="P33"><text:span text:style-name="T12">11:</text:span><text:span text:style-name="T10"> <text:s text:c="3"/></text:span><text:span text:style-name="T19">%/output</text:span></text:p>
      <text:p text:style-name="Text_20_body">When this program is executed, any text that starts with slashes is ignored.</text:p>
      <text:p text:style-name="Text_20_body">The second way to add comments to a MathPiper program is by enclosing the <text:soft-page-break/>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text:span text:style-name="T25">/*</text:span></text:p>
      <text:p text:style-name="P24"><text:span text:style-name="T14"><text:s/>4:</text:span><text:span text:style-name="T24"> </text:span><text:span text:style-name="T25">This is a longer comment and it uses</text:span></text:p>
      <text:p text:style-name="P24"><text:span text:style-name="T14"><text:s/>5:</text:span><text:span text:style-name="T24"> </text:span><text:span text:style-name="T25">more than one line. The following</text:span></text:p>
      <text:p text:style-name="P24"><text:span text:style-name="T14"><text:s/>6:</text:span><text:span text:style-name="T24"> </text:span><text:span text:style-name="T25">code assigns the number 3 to variable</text:span></text:p>
      <text:p text:style-name="P24"><text:span text:style-name="T14"><text:s/>7:</text:span><text:span text:style-name="T24"> </text:span><text:span text:style-name="T25">x and then returns it as a result.</text:span></text:p>
      <text:p text:style-name="P24"><text:span text:style-name="T14"><text:s/>8:</text:span><text:span text:style-name="T25">*/</text:span></text:p>
      <text:p text:style-name="P25"><text:s/>9:</text:p>
      <text:p text:style-name="P24"><text:span text:style-name="T14">10:</text:span>x <text:span text:style-name="T5">:=</text:span> <text:span text:style-name="T8">3</text:span>;</text:p>
      <text:p text:style-name="P25">11:</text:p>
      <text:p text:style-name="P24"><text:span text:style-name="T14">12:</text:span><text:span text:style-name="T28">%/mathpiper</text:span></text:p>
      <text:p text:style-name="P25">13:</text:p>
      <text:p text:style-name="P24"><text:span text:style-name="T14">14:</text:span> <text:s text:c="3"/><text:span text:style-name="T19">%output,preserve="false"</text:span></text:p>
      <text:p text:style-name="P24"><text:span text:style-name="T14">15:</text:span> <text:s text:c="5"/><text:span text:style-name="T19">Result:</text:span> 3</text:p>
      <text:p text:style-name="P34"><text:span text:style-name="T20">16:</text:span><text:span text:style-name="T19">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For example, John Smith's worksheet would be called <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which exercise the fold contains the solution to.</text:p>
      <text:p text:style-name="Text_20_body"/>
      <text:p text:style-name="P24"><text:span text:style-name="T14"><text:s/>1:</text:span><text:span text:style-name="T28">%mathpiper,description="Exercise 1"</text:span></text:p>
      <text:p text:style-name="P25"><text:s/>2:</text:p>
      <text:p text:style-name="P24"><text:span text:style-name="T14"><text:s/>3:</text:span><text:span text:style-name="T26">//Sample fold.</text:span></text:p>
      <text:p text:style-name="P25"><text:s/>4:</text:p>
      <text:p text:style-name="P34"><text:span text:style-name="T30"><text:s/>5:</text:span><text:span text:style-name="T29">%/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text:soft-page-break/>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other := ".!@#$%^&amp;*() _+&lt;&gt;,?/{}[]|\-=";</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characters from your favorite movie.</text:p>
      <text:p text:style-name="Preformatted_20_Text"><text:soft-page-break/></text:p>
      <text:p text:style-name="Preformatted_20_Text">%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other := ".!@#$%^&amp;*() _+&lt;&gt;,?/{}[]|\-=";</text:p>
      <text:p text:style-name="Preformatted_20_Text"/>
      <text:p text:style-name="Preformatted_20_Text"/>
      <text:p text:style-name="Preformatted_20_Text">//Print "Mary Smith.".</text:p>
      <text:p text:style-name="Preformatted_20_Text">Echo(upper[13],lower[1],lower[18],lower[25],other[12],upper[19],lower[13],lower[9],lower[20],lower[8],other[1]);</text:p>
      <text:p text:style-name="Preformatted_20_Text"/>
      <text:p text:style-name="Preformatted_20_Text"/>
      <text:p text:style-name="Preformatted_20_Text">%/mathpiper</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h text:style-name="Heading_20_1" text:outline-level="1">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8"><text:s text:c="2"/>x = y</text:p>
          </table:table-cell>
          <table:table-cell table:style-name="Table2.B2" office:value-type="string">
            <text:p text:style-name="P38">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8"><text:s text:c="2"/>x != y</text:p>
          </table:table-cell>
          <table:table-cell table:style-name="Table2.B2" office:value-type="string">
            <text:p text:style-name="P37">Returns <text:span text:style-name="T6">True</text:span> if the values are not equal and <text:span text:style-name="T6">False</text:span> if they are equal.</text:p>
          </table:table-cell>
        </table:table-row>
        <table:table-row>
          <table:table-cell table:style-name="Table2.A2" office:value-type="string">
            <text:p text:style-name="P38"><text:s text:c="2"/>x &lt; y</text:p>
          </table:table-cell>
          <table:table-cell table:style-name="Table2.B4" office:value-type="string">
            <text:p text:style-name="P37">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8"><text:s text:c="2"/>x &lt;= y</text:p>
          </table:table-cell>
          <table:table-cell table:style-name="Table2.B4" office:value-type="string">
            <text:p text:style-name="P37">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8"><text:s text:c="2"/>x &gt; y</text:p>
          </table:table-cell>
          <table:table-cell table:style-name="Table2.B4" office:value-type="string">
            <text:p text:style-name="P37">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8"><text:s text:c="2"/>x &gt;= y</text:p>
          </table:table-cell>
          <table:table-cell table:style-name="Table2.B4" office:value-type="string">
            <text:p text:style-name="P37">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2:</text:span><text:span text:style-name="T25">// Example 1.</text:span></text:p>
      <text:p text:style-name="P24"><text:span text:style-name="T14"><text:s/>3:</text:span>x <text:span text:style-name="T5">:=</text:span> <text:span text:style-name="T8">2</text:span>;</text:p>
      <text:p text:style-name="P24"><text:span text:style-name="T14"><text:s/>4:</text:span>y <text:span text:style-name="T5">:=</text:span> <text:span text:style-name="T8">3</text:span>; </text:p>
      <text:p text:style-name="P25"><text:s/>5:</text:p>
      <text:p text:style-name="P24"><text:span text:style-name="T14"><text:s/>6:</text:span><text:span text:style-name="T15">Echo</text:span><text:span text:style-name="T5">(</text:span>x, <text:span text:style-name="T16">"= "</text:span>, y, <text:span text:style-name="T16">":"</text:span>, x <text:span text:style-name="T5">=</text:span> y<text:span text:style-name="T5">)</text:span>;</text:p>
      <text:p text:style-name="P24"><text:span text:style-name="T14"><text:s/>7:</text:span><text:span text:style-name="T15">Echo</text:span><text:span text:style-name="T5">(</text:span>x, <text:span text:style-name="T16">"!= "</text:span>, y, <text:span text:style-name="T16">":"</text:span>, x <text:span text:style-name="T5">!=</text:span> y);</text:p>
      <text:p text:style-name="P24"><text:span text:style-name="T14"><text:s/>8:</text:span><text:span text:style-name="T15">Echo</text:span><text:span text:style-name="T5">(</text:span>x, <text:span text:style-name="T16">"&lt; "</text:span>, y, <text:span text:style-name="T16">":"</text:span>, x <text:span text:style-name="T5">&lt;</text:span> y);</text:p>
      <text:p text:style-name="P24"><text:span text:style-name="T14"><text:s/>9:</text:span><text:span text:style-name="T15">Echo</text:span><text:span text:style-name="T5">(</text:span>x, <text:span text:style-name="T16">"&lt;= "</text:span>, y, <text:span text:style-name="T16">":"</text:span>, x <text:span text:style-name="T5">&lt;=</text:span> y);</text:p>
      <text:p text:style-name="P24"><text:span text:style-name="T14">10:</text:span><text:span text:style-name="T15">Echo</text:span><text:span text:style-name="T5">(</text:span>x, <text:span text:style-name="T16">"&gt; "</text:span>, y, <text:span text:style-name="T16">":"</text:span>, x <text:span text:style-name="T5">&gt;</text:span> y);</text:p>
      <text:p text:style-name="P24"><text:span text:style-name="T14">11:</text:span><text:span text:style-name="T15">Echo</text:span><text:span text:style-name="T5">(</text:span>x, <text:span text:style-name="T16">"&gt;= "</text:span>, y, <text:span text:style-name="T16">":"</text:span>, x <text:span text:style-name="T5">&gt;=</text:span> y);</text:p>
      <text:p text:style-name="P25">12:</text:p>
      <text:p text:style-name="P24"><text:span text:style-name="T14">13:</text:span><text:span text:style-name="T28">%/mathpiper</text:span></text:p>
      <text:p text:style-name="P25">14:</text:p>
      <text:p text:style-name="P24"><text:span text:style-name="T14">15:</text:span> <text:s text:c="3"/><text:span text:style-name="T19">%output,preserve="false"</text:span></text:p>
      <text:p text:style-name="P24"><text:span text:style-name="T14">16:</text:span> <text:s text:c="5"/><text:span text:style-name="T19">Result:</text:span> True</text:p>
      <text:p text:style-name="P24"><text:soft-page-break/><text:span text:style-name="T14">17:</text:span> <text:s text:c="5"/></text:p>
      <text:p text:style-name="P24"><text:span text:style-name="T14">18:</text:span> <text:s text:c="5"/><text:span text:style-name="T33">Side effects:</text:span></text:p>
      <text:p text:style-name="P24"><text:span text:style-name="T14">19:</text:span> <text:s text:c="5"/>2 = 3 :False </text:p>
      <text:p text:style-name="P24"><text:span text:style-name="T14">20:</text:span> <text:s text:c="5"/>2 != 3 :True </text:p>
      <text:p text:style-name="P24"><text:span text:style-name="T14">21:</text:span> <text:s text:c="5"/>2 &lt; 3 :True </text:p>
      <text:p text:style-name="P24"><text:span text:style-name="T14">22:</text:span> <text:s text:c="5"/>2 &lt;= 3 :True </text:p>
      <text:p text:style-name="P24"><text:span text:style-name="T14">23:</text:span> <text:s text:c="5"/>2 &gt; 3 :False </text:p>
      <text:p text:style-name="P24"><text:span text:style-name="T14">24:</text:span> <text:s text:c="5"/>2 &gt;= 3 :False</text:p>
      <text:p text:style-name="P34"><text:bookmark-start text:name="DDE_LINK4"/><text:span text:style-name="T14">25:</text:span> <text:s text:c="3"/><text:span text:style-name="T19">%/output</text:span><text:bookmark-end text:name="DDE_LINK4"/></text:p>
      <text:p text:style-name="Standard"/>
      <text:p text:style-name="P24"><text:span text:style-name="T14"><text:s/>1:</text:span><text:span text:style-name="T28">%mathpiper</text:span></text:p>
      <text:p text:style-name="P24"><text:span text:style-name="T31"><text:s/></text:span><text:span text:style-name="T14">2:</text:span></text:p>
      <text:p text:style-name="P24"><text:span text:style-name="T14"><text:s/>3:</text:span><text:span text:style-name="T24"> <text:s text:c="3"/></text:span><text:span text:style-name="T25">// Example 2.</text:span></text:p>
      <text:p text:style-name="P24"><text:span text:style-name="T14"><text:s/>4:</text:span><text:span text:style-name="T24"> <text:s text:c="3"/></text:span>x <text:span text:style-name="T5">:=</text:span> <text:span text:style-name="T8">2</text:span>;</text:p>
      <text:p text:style-name="P24"><text:span text:style-name="T14"><text:s/>5:</text:span><text:span text:style-name="T24"> <text:s text:c="3"/></text:span>y <text:span text:style-name="T5">:=</text:span> <text:span text:style-name="T8">2</text:span>; <text:s/></text:p>
      <text:p text:style-name="P25"><text:s/>6:</text:p>
      <text:p text:style-name="P24"><text:span text:style-name="T14"><text:s/>7:</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4"><text:span text:style-name="T14"><text:s/>8:</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4"><text:span text:style-name="T14"><text:s/>9:</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4"><text:span text:style-name="T14">10:</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4"><text:span text:style-name="T14">11:</text:span><text:span text:style-name="T24"> <text:s text:c="3"/></text:span><text:span text:style-name="T15">Echo</text:span><text:span text:style-name="T5">(</text:span>x, <text:span text:style-name="T16">"&gt; "</text:span>, y, <text:span text:style-name="T16">":"</text:span>, x <text:span text:style-name="T5">&gt;</text:span> y<text:span text:style-name="T6">)</text:span>;</text:p>
      <text:p text:style-name="P24"><text:span text:style-name="T14">12:</text:span><text:span text:style-name="T24"> <text:s text:c="3"/></text:span><text:span text:style-name="T15">Echo</text:span><text:span text:style-name="T5">(</text:span>x, <text:span text:style-name="T16">"&gt;= "</text:span>, y, <text:span text:style-name="T16">":"</text:span>, x <text:span text:style-name="T5">&gt;=</text:span> y<text:span text:style-name="T5">)</text:span>;</text:p>
      <text:p text:style-name="P25">13:</text:p>
      <text:p text:style-name="P24"><text:span text:style-name="T14">14:</text:span><text:span text:style-name="T28">%/mathpiper</text:span></text:p>
      <text:p text:style-name="P25">15:</text:p>
      <text:p text:style-name="P24"><text:span text:style-name="T14">16:</text:span> <text:s text:c="3"/><text:span text:style-name="T19">%output,preserve="false"</text:span></text:p>
      <text:p text:style-name="P24"><text:span text:style-name="T14">17:</text:span> <text:s text:c="5"/><text:span text:style-name="T19">Result:</text:span> True</text:p>
      <text:p text:style-name="P24"><text:span text:style-name="T14">18:</text:span> <text:s text:c="5"/></text:p>
      <text:p text:style-name="P24"><text:span text:style-name="T14">19:</text:span> <text:s text:c="5"/><text:span text:style-name="T33">Side effects:</text:span></text:p>
      <text:p text:style-name="P24"><text:span text:style-name="T14">20:</text:span> <text:s text:c="5"/>2 = 2 :True </text:p>
      <text:p text:style-name="P24"><text:span text:style-name="T14">21:</text:span> <text:s text:c="5"/>2 != 2 :False </text:p>
      <text:p text:style-name="P24"><text:span text:style-name="T14">22:</text:span> <text:s text:c="5"/>2 &lt; 2 :False </text:p>
      <text:p text:style-name="P24"><text:span text:style-name="T14">23:</text:span> <text:s text:c="5"/>2 &lt;= 2 :True </text:p>
      <text:p text:style-name="P24"><text:span text:style-name="T14">24:</text:span> <text:s text:c="5"/>2 &gt; 2 :False </text:p>
      <text:p text:style-name="P24"><text:span text:style-name="T14">25:</text:span> <text:s text:c="5"/>2 &gt;= 2 :True</text:p>
      <text:p text:style-name="P34"><text:span text:style-name="T14">25:</text:span> <text:s text:c="3"/><text:span text:style-name="T19">%/output</text:span></text:p>
      <text:p text:style-name="Standard"/>
      <text:p text:style-name="P24"><text:span text:style-name="T14"><text:s/>1:</text:span><text:span text:style-name="T28">%mathpiper</text:span></text:p>
      <text:p text:style-name="P24"><text:span text:style-name="T31"><text:s/></text:span><text:span text:style-name="T14">2:</text:span></text:p>
      <text:p text:style-name="P24"><text:span text:style-name="T14"><text:s/>3:</text:span><text:span text:style-name="T25">// Example 3.</text:span></text:p>
      <text:p text:style-name="P24"><text:span text:style-name="T14"><text:s/>4:</text:span>x <text:span text:style-name="T5">:=</text:span> <text:span text:style-name="T8">3</text:span>;</text:p>
      <text:p text:style-name="P24"><text:span text:style-name="T14"><text:s/>5:</text:span>y <text:span text:style-name="T5">:=</text:span> <text:span text:style-name="T8">2</text:span>; </text:p>
      <text:p text:style-name="P25"><text:s/>6:</text:p>
      <text:p text:style-name="P24"><text:span text:style-name="T14"><text:s/>7:</text:span><text:span text:style-name="T15">Echo</text:span><text:span text:style-name="T5">(</text:span>x, <text:span text:style-name="T16">"= "</text:span>, y, <text:span text:style-name="T16">":"</text:span>, x <text:span text:style-name="T5">=</text:span> y<text:span text:style-name="T5">)</text:span>;</text:p>
      <text:p text:style-name="P24"><text:span text:style-name="T14"><text:s/>8:</text:span><text:span text:style-name="T15">Echo</text:span><text:span text:style-name="T5">(</text:span>x, <text:span text:style-name="T16">"!= "</text:span>, y, <text:span text:style-name="T16">":"</text:span>, x <text:span text:style-name="T5">!=</text:span> y<text:span text:style-name="T5">)</text:span>;</text:p>
      <text:p text:style-name="P24"><text:span text:style-name="T14"><text:s/>9:</text:span><text:span text:style-name="T15">Echo</text:span><text:span text:style-name="T5">(</text:span>x, <text:span text:style-name="T16">"&lt; "</text:span>, y, <text:span text:style-name="T16">":"</text:span>, x <text:span text:style-name="T5">&lt;</text:span> y<text:span text:style-name="T5">)</text:span>;</text:p>
      <text:p text:style-name="P24"><text:span text:style-name="T14">10:</text:span><text:span text:style-name="T15">Echo</text:span><text:span text:style-name="T5">(</text:span>x, <text:span text:style-name="T16">"&lt;= "</text:span>, y, <text:span text:style-name="T16">":"</text:span>, x <text:span text:style-name="T5">&lt;=</text:span> y<text:span text:style-name="T5">)</text:span>;</text:p>
      <text:p text:style-name="P24"><text:span text:style-name="T14">11:</text:span><text:span text:style-name="T15">Echo</text:span><text:span text:style-name="T5">(</text:span>x, <text:span text:style-name="T16">"&gt; "</text:span>, y, <text:span text:style-name="T16">":"</text:span>, x <text:span text:style-name="T5">&gt;</text:span> y<text:span text:style-name="T5">)</text:span>;</text:p>
      <text:p text:style-name="P24"><text:soft-page-break/><text:span text:style-name="T14">12:</text:span><text:span text:style-name="T15">Echo</text:span><text:span text:style-name="T5">(</text:span>x, <text:span text:style-name="T16">"&gt;= "</text:span>, y, <text:span text:style-name="T16">":"</text:span>, x <text:span text:style-name="T5">&gt;=</text:span> y<text:span text:style-name="T5">)</text:span>;</text:p>
      <text:p text:style-name="P25">13:</text:p>
      <text:p text:style-name="P24"><text:span text:style-name="T14">14:</text:span><text:span text:style-name="T28">%/mathpiper</text:span></text:p>
      <text:p text:style-name="P25">15:</text:p>
      <text:p text:style-name="P24"><text:span text:style-name="T14">16:</text:span> <text:s text:c="3"/><text:span text:style-name="T19">%output,preserve="false"</text:span></text:p>
      <text:p text:style-name="P24"><text:span text:style-name="T14">17:</text:span> <text:s text:c="5"/><text:span text:style-name="T19">Result:</text:span> True</text:p>
      <text:p text:style-name="P24"><text:span text:style-name="T14">18:</text:span> <text:s text:c="5"/></text:p>
      <text:p text:style-name="P24"><text:span text:style-name="T14">19:</text:span> <text:s text:c="5"/><text:span text:style-name="T33">Side effects:</text:span></text:p>
      <text:p text:style-name="P24"><text:span text:style-name="T14">20:</text:span> <text:s text:c="5"/>3 = 2 :False </text:p>
      <text:p text:style-name="P24"><text:span text:style-name="T14">21:</text:span> <text:s text:c="5"/>3 != 2 :True </text:p>
      <text:p text:style-name="P24"><text:span text:style-name="T14">22:</text:span> <text:s text:c="5"/>3 &lt; 2 :False </text:p>
      <text:p text:style-name="P24"><text:span text:style-name="T14">23:</text:span> <text:s text:c="5"/>3 &lt;= 2 :False </text:p>
      <text:p text:style-name="P24"><text:span text:style-name="T14">24:</text:span> <text:s text:c="5"/>3 &gt; 2 :True </text:p>
      <text:p text:style-name="P24"><text:span text:style-name="T14">25:</text:span> <text:s text:c="5"/>3 &gt;= 2 :True</text:p>
      <text:p text:style-name="P33"><text:bookmark-start text:name="DDE_LINK5"/><text:span text:style-name="T12">26:</text:span><text:span text:style-name="T10"> <text:s text:c="3"/></text:span><text:span text:style-name="T19">%/output</text:span><text:bookmark-end text:name="DDE_LINK5"/></text:p>
      <text:p text:style-name="Text_20_body">Conditional operators are placed at a lower level of precedence than the other operators we have covered to this point:</text:p>
      <text:p text:style-name="Preformatted_20_Text"/>
      <text:p text:style-name="P50">()<text:tab/>Parentheses are evaluated from the inside out.</text:p>
      <text:p text:style-name="P50">^<text:tab/>Then exponents are evaluated right to left.</text:p>
      <text:p text:style-name="P50">*,%,/ Then multiplication, remainder, and division operations are evaluated left to right.</text:p>
      <text:p text:style-name="P50">+, − Then addition and subtraction are evaluated left to right.</text:p>
      <text:p text:style-name="P50">=,!=,&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3">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text:soft-page-break/>"Greater" and then "End of program":</text:p>
      <text:p text:style-name="Standard"/>
      <text:p text:style-name="P24"><text:span text:style-name="T14"><text:s/>1:</text:span><text:span text:style-name="T28">%mathpiper</text:span></text:p>
      <text:p text:style-name="P24"><text:span text:style-name="T31"><text:s/></text:span><text:span text:style-name="T14">2:</text:span></text:p>
      <text:p text:style-name="P24"><text:span text:style-name="T14"><text:s/>3:</text:span>x <text:span text:style-name="T5">:=</text:span> <text:span text:style-name="T8">6</text:span>;</text:p>
      <text:p text:style-name="P25"><text:s/>4:</text:p>
      <text:p text:style-name="P24"><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5"><text:s/>6:</text:p>
      <text:p text:style-name="P24"><text:span text:style-name="T14"><text:s/>7:</text:span><text:span text:style-name="T15">Echo</text:span><text:span text:style-name="T5">(</text:span><text:span text:style-name="T16">"End of program."</text:span><text:span text:style-name="T5">)</text:span>;</text:p>
      <text:p text:style-name="P25"><text:s/>8:</text:p>
      <text:p text:style-name="P24"><text:span text:style-name="T14"><text:s/>9:</text:span><text:span text:style-name="T28">%/mathpiper</text:span></text:p>
      <text:p text:style-name="P25">10:</text:p>
      <text:p text:style-name="P24"><text:span text:style-name="T14">11:</text:span> <text:s text:c="3"/><text:span text:style-name="T19">%output,preserve="false"</text:span></text:p>
      <text:p text:style-name="P24"><text:span text:style-name="T14">12:</text:span> <text:s text:c="5"/><text:span text:style-name="T19">Result:</text:span> True</text:p>
      <text:p text:style-name="P24"><text:span text:style-name="T14">13:</text:span> <text:s text:c="5"/></text:p>
      <text:p text:style-name="P24"><text:span text:style-name="T14">14:</text:span> <text:s text:c="5"/><text:span text:style-name="T33">Side effects:</text:span></text:p>
      <text:p text:style-name="P24"><text:span text:style-name="T14">15:</text:span> <text:s text:c="5"/>6 is greater than 5.</text:p>
      <text:p text:style-name="P24"><text:span text:style-name="T14">16:</text:span> <text:s text:c="5"/>End of program.</text:p>
      <text:p text:style-name="P33"><text:bookmark-start text:name="DDE_LINK6"/><text:span text:style-name="T12">17:</text:span><text:span text:style-name="T10"> <text:s text:c="3"/></text:span><text:span text:style-name="T19">%/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4"><text:span text:style-name="T14"><text:s/>1:</text:span><text:span text:style-name="T28">%mathpiper</text:span></text:p>
      <text:p text:style-name="P25"><text:s/>2:</text:p>
      <text:p text:style-name="P24"><text:span text:style-name="T14"><text:s/>3:</text:span>x <text:span text:style-name="T5">:=</text:span> <text:span text:style-name="T8">4</text:span>;</text:p>
      <text:p text:style-name="P25"><text:s/>4:</text:p>
      <text:p text:style-name="P24"><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5"><text:s/>6:</text:p>
      <text:p text:style-name="P24"><text:span text:style-name="T14"><text:s/>7:</text:span><text:span text:style-name="T15">Echo</text:span><text:span text:style-name="T5">(</text:span><text:span text:style-name="T16">"End of program."</text:span><text:span text:style-name="T5">)</text:span>;</text:p>
      <text:p text:style-name="P25"><text:s/>8:</text:p>
      <text:p text:style-name="P24"><text:span text:style-name="T14"><text:s/>9:</text:span><text:span text:style-name="T28">%/mathpiper</text:span></text:p>
      <text:p text:style-name="P25">10:</text:p>
      <text:p text:style-name="P24"><text:span text:style-name="T14">11:</text:span> <text:s text:c="3"/><text:span text:style-name="T19">%output,preserve="false"</text:span></text:p>
      <text:p text:style-name="P24"><text:span text:style-name="T14">12:</text:span> <text:s text:c="5"/><text:span text:style-name="T19">Result:</text:span> True</text:p>
      <text:p text:style-name="P24"><text:span text:style-name="T14">13:</text:span> <text:s text:c="5"/></text:p>
      <text:p text:style-name="P24"><text:span text:style-name="T14">14:</text:span> <text:s text:c="5"/><text:span text:style-name="T33">Side effects:</text:span></text:p>
      <text:p text:style-name="P24"><text:span text:style-name="T14">15:</text:span> <text:s text:c="5"/>End of program.</text:p>
      <text:p text:style-name="P33"><text:span text:style-name="T12">16:</text:span><text:span text:style-name="T10"> <text:s text:c="3"/></text:span><text:span text:style-name="T19">%/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text:soft-page-break/>executed only if the predicate expression is <text:span text:style-name="T6">False</text:span>. <text:s/>This program is similar to the previous one except an "else" expression has been added to it:</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x <text:span text:style-name="T5">:=</text:span> <text:span text:style-name="T8">4</text:span>;</text:p>
      <text:p text:style-name="P25"><text:s/>4:</text:p>
      <text:p text:style-name="P24"><text:span text:style-name="T14"><text:s/>5:</text:span><text:span text:style-name="T15">If</text:span><text:span text:style-name="T5">(</text:span>x <text:span text:style-name="T5">&gt;</text:span> <text:span text:style-name="T8">5</text:span>,<text:span text:style-name="T15">Echo</text:span><text:span text:style-name="T5">(</text:span>x,<text:span text:style-name="T16">"is greater than 5."</text:span><text:span text:style-name="T5">)</text:span>,<text:span text:style-name="T15">Echo</text:span><text:span text:style-name="T5">(</text:span>x,<text:span text:style-name="T16">"is NOT greater than 5."</text:span><text:span text:style-name="T5">))</text:span>;</text:p>
      <text:p text:style-name="P25"><text:s/>6:</text:p>
      <text:p text:style-name="P24"><text:span text:style-name="T14"><text:s/>7:</text:span><text:span text:style-name="T15">Echo</text:span><text:span text:style-name="T5">(</text:span><text:span text:style-name="T16">"End of program."</text:span><text:span text:style-name="T5">)</text:span>;</text:p>
      <text:p text:style-name="P25"><text:s/>8:</text:p>
      <text:p text:style-name="P24"><text:span text:style-name="T14"><text:s/>9:</text:span><text:span text:style-name="T28">%/mathpiper</text:span></text:p>
      <text:p text:style-name="P25">10:</text:p>
      <text:p text:style-name="P24"><text:span text:style-name="T14">11:</text:span> <text:s text:c="3"/><text:span text:style-name="T19">%output,preserve="false"</text:span></text:p>
      <text:p text:style-name="P24"><text:span text:style-name="T14">12:</text:span> <text:s text:c="5"/><text:span text:style-name="T19">Result:</text:span> True</text:p>
      <text:p text:style-name="P24"><text:span text:style-name="T14">13:</text:span> <text:s text:c="5"/></text:p>
      <text:p text:style-name="P24"><text:span text:style-name="T14">14:</text:span> <text:s text:c="5"/><text:span text:style-name="T33">Side effects:</text:span></text:p>
      <text:p text:style-name="P24"><text:span text:style-name="T14">15:</text:span> <text:s text:c="5"/>4 is NOT greater than 5.</text:p>
      <text:p text:style-name="P24"><text:span text:style-name="T14">16:</text:span> <text:s text:c="5"/>End of program.</text:p>
      <text:p text:style-name="P34"><text:span text:style-name="T14">17:</text:span> <text:s text:c="3"/><text:span text:style-name="T19">%/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3">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1">Result&gt; True</text:p>
      <text:p text:style-name="Preformatted_20_Text"/>
      <text:p text:style-name="Preformatted_20_Text">In&gt; And(True, False)</text:p>
      <text:p text:style-name="P21">Result&gt; False</text:p>
      <text:p text:style-name="Preformatted_20_Text"/>
      <text:p text:style-name="Preformatted_20_Text">In&gt; And(False, True)</text:p>
      <text:p text:style-name="P21">Result&gt; False</text:p>
      <text:p text:style-name="P21"/>
      <text:p text:style-name="P24"><text:soft-page-break/>In&gt; And(True, True, True, True)</text:p>
      <text:p text:style-name="P21">Result&gt; True</text:p>
      <text:p text:style-name="P21"/>
      <text:p text:style-name="P24">In&gt; And(True, True, False, True)</text:p>
      <text:p text:style-name="P21">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7</text:span>;</text:p>
      <text:p text:style-name="P24"><text:span text:style-name="T14"><text:s/>4:</text:span>b <text:span text:style-name="T5">:=</text:span> <text:span text:style-name="T8">9</text:span>;</text:p>
      <text:p text:style-name="P25"><text:s/>5:</text:p>
      <text:p text:style-name="P24"><text:span text:style-name="T14"><text:s/>6:</text:span><text:span text:style-name="T15">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text:s/>7:</text:span><text:span text:style-name="T15">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text:s/>8:</text:span><text:span text:style-name="T15">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text:s/>9:</text:span><text:span text:style-name="T15">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10:</text:p>
      <text:p text:style-name="P24"><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6">"These expressions are both true."</text:span><text:span text:style-name="T5">))</text:span>;</text:p>
      <text:p text:style-name="P25">12:</text:p>
      <text:p text:style-name="P24"><text:span text:style-name="T14">13:</text:span><text:span text:style-name="T28">%/mathpiper</text:span></text:p>
      <text:p text:style-name="P25">14:</text:p>
      <text:p text:style-name="P24"><text:span text:style-name="T14">15:</text:span> <text:s text:c="3"/><text:span text:style-name="T19">%output,preserve="false"</text:span></text:p>
      <text:p text:style-name="P24"><text:span text:style-name="T14">16:</text:span> <text:s text:c="5"/><text:span text:style-name="T19">Result:</text:span> True</text:p>
      <text:p text:style-name="P24"><text:span text:style-name="T14">17:</text:span> <text:s text:c="5"/></text:p>
      <text:p text:style-name="P24"><text:span text:style-name="T14">18:</text:span> <text:s text:c="5"/><text:span text:style-name="T33">Side effects:</text:span></text:p>
      <text:p text:style-name="P24"><text:span text:style-name="T14">19:</text:span> <text:s text:c="5"/>1: False </text:p>
      <text:p text:style-name="P24"><text:span text:style-name="T14">20:</text:span> <text:s text:c="5"/>2: False </text:p>
      <text:p text:style-name="P24"><text:soft-page-break/><text:span text:style-name="T14">21:</text:span> <text:s text:c="5"/>3: False </text:p>
      <text:p text:style-name="P24"><text:span text:style-name="T14">22:</text:span> <text:s text:c="5"/>4: True </text:p>
      <text:p text:style-name="P24"><text:span text:style-name="T14">23:</text:span> <text:s text:c="5"/>These expressions are both true.</text:p>
      <text:p text:style-name="P34"><text:bookmark-start text:name="DDE_LINK7"/><text:span text:style-name="T14">23:</text:span> <text:s text:c="3"/><text:span text:style-name="T19">%/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3">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3">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text:soft-page-break/>In&gt; False Or False</text:p>
      <text:p text:style-name="P21">Result&gt; False</text:p>
      <text:p text:style-name="Preformatted_20_Text"/>
      <text:p text:style-name="Text_20_body">The following program also demonstrates using the infix version of the Or() function:</text:p>
      <text:p text:style-name="Standard"/>
      <text:p text:style-name="P24"><text:span text:style-name="T14"><text:s/>1:</text:span><text:span text:style-name="T28">%mathpiper</text:span></text:p>
      <text:p text:style-name="P24"><text:span text:style-name="T31"><text:s/></text:span><text:span text:style-name="T14">2:</text:span></text:p>
      <text:p text:style-name="P24"><text:span text:style-name="T14"><text:s/>3:</text:span>a <text:span text:style-name="T5">:=</text:span> <text:span text:style-name="T8">7</text:span>;</text:p>
      <text:p text:style-name="P24"><text:span text:style-name="T14"><text:s/>4:</text:span>b <text:span text:style-name="T5">:=</text:span> <text:span text:style-name="T8">9</text:span>;</text:p>
      <text:p text:style-name="P25"><text:s/>5:</text:p>
      <text:p text:style-name="P24"><text:span text:style-name="T14"><text:s/>6:</text:span><text:span text:style-name="T15">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text:s/>7:</text:span><text:span text:style-name="T15">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text:s/>8:</text:span><text:span text:style-name="T15">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text:s/>9:</text:span><text:span text:style-name="T15">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10:</text:p>
      <text:p text:style-name="P24"><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6">"At least one of these expressions is true."</text:span><text:span text:style-name="T5">))</text:span>;</text:p>
      <text:p text:style-name="P25">12:</text:p>
      <text:p text:style-name="P24"><text:span text:style-name="T14">13:</text:span><text:span text:style-name="T28">%/mathpiper</text:span></text:p>
      <text:p text:style-name="P25">14:</text:p>
      <text:p text:style-name="P24"><text:span text:style-name="T14">15:</text:span> <text:s text:c="3"/><text:span text:style-name="T19">%output,preserve="false"</text:span></text:p>
      <text:p text:style-name="P24"><text:span text:style-name="T14">16:</text:span> <text:s text:c="5"/><text:span text:style-name="T19">Result:</text:span> True</text:p>
      <text:p text:style-name="P24"><text:span text:style-name="T14">17:</text:span> <text:s text:c="5"/></text:p>
      <text:p text:style-name="P24"><text:span text:style-name="T14">18:</text:span> <text:s text:c="5"/><text:span text:style-name="T33">Side effects:</text:span></text:p>
      <text:p text:style-name="P24"><text:span text:style-name="T14">19:</text:span> <text:s text:c="5"/>1: True </text:p>
      <text:p text:style-name="P24"><text:span text:style-name="T14">20:</text:span> <text:s text:c="5"/>2: True </text:p>
      <text:p text:style-name="P24"><text:span text:style-name="T14">21:</text:span> <text:s text:c="5"/>3: True </text:p>
      <text:p text:style-name="P24"><text:span text:style-name="T14">22:</text:span> <text:s text:c="5"/>4: False </text:p>
      <text:p text:style-name="P24"><text:span text:style-name="T14">23:</text:span> <text:s text:c="5"/>At least one of these expressions is true.</text:p>
      <text:p text:style-name="P33"><text:span text:style-name="T12">24:</text:span><text:span text:style-name="T10"> <text:s text:c="3"/></text:span><text:span text:style-name="T19">%/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3">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1">Result&gt; False</text:p>
      <text:p text:style-name="Preformatted_20_Text"/>
      <text:p text:style-name="Preformatted_20_Text">In&gt; Not(False)</text:p>
      <text:p text:style-name="P21"><text:soft-page-break/>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uses the prefix version of Not():</text:p>
      <text:p text:style-name="Preformatted_20_Text"/>
      <text:p text:style-name="P24"><text:span text:style-name="T14"><text:s/>1:</text:span><text:span text:style-name="T28">%mathpiper</text:span></text:p>
      <text:p text:style-name="P24"><text:span text:style-name="T31"><text:s/></text:span><text:span text:style-name="T14">2:</text:span></text:p>
      <text:p text:style-name="P24"><text:span text:style-name="T14"><text:s/>3:</text:span><text:span text:style-name="T15">Echo</text:span><text:span text:style-name="T5">(</text:span><text:span text:style-name="T16">"3 = 3 is "</text:span>, <text:span text:style-name="T8">3</text:span> <text:span text:style-name="T5">=</text:span> <text:span text:style-name="T8">3</text:span><text:span text:style-name="T5">)</text:span>;</text:p>
      <text:p text:style-name="P25"><text:s/>4:</text:p>
      <text:p text:style-name="P24"><text:span text:style-name="T14"><text:s/>5:</text:span><text:span text:style-name="T15">Echo</text:span><text:span text:style-name="T5">(</text:span><text:span text:style-name="T16">"Not 3 = 3 is "</text:span>, <text:span text:style-name="T15">Not</text:span> <text:span text:style-name="T8">3</text:span> <text:span text:style-name="T5">=</text:span> <text:span text:style-name="T8">3</text:span><text:span text:style-name="T5">)</text:span>;</text:p>
      <text:p text:style-name="P25"><text:s/>6:</text:p>
      <text:p text:style-name="P24"><text:span text:style-name="T14"><text:s/>7:</text:span><text:span text:style-name="T28">%/mathpiper</text:span></text:p>
      <text:p text:style-name="P25"><text:s/>8:</text:p>
      <text:p text:style-name="P24"><text:span text:style-name="T14"><text:s/>9:</text:span> <text:s text:c="3"/><text:span text:style-name="T19">%output,preserve="false"</text:span></text:p>
      <text:p text:style-name="P24"><text:span text:style-name="T14">10:</text:span> <text:s text:c="5"/><text:span text:style-name="T19">Result:</text:span> True</text:p>
      <text:p text:style-name="P24"><text:span text:style-name="T14">11:</text:span> <text:s text:c="5"/></text:p>
      <text:p text:style-name="P24"><text:span text:style-name="T14">12:</text:span> <text:s text:c="5"/><text:span text:style-name="T33">Side effects:</text:span></text:p>
      <text:p text:style-name="P24"><text:span text:style-name="T14">13:</text:span> <text:s text:c="5"/>3 = 3 is True </text:p>
      <text:p text:style-name="P24"><text:span text:style-name="T14">14:</text:span> <text:s text:c="5"/>Not 3 = 3 is False</text:p>
      <text:p text:style-name="P33"><text:span text:style-name="T12">15:</text:span><text:span text:style-name="T10"> <text:s text:c="3"/></text:span><text:span text:style-name="T19">%/output</text:span></text:p>
      <text:h text:style-name="Heading_20_2" text:outline-level="2">Exercises</text:h>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9">While(predicate)<text:tab/><text:tab/><text:tab/><text:tab/><text:tab/><text:tab/><text:tab/><text:tab/><text:tab/><text:tab/><text:tab/></text:p>
      <text:p text:style-name="P29">[ <text:tab/><text:tab/><text:tab/><text:tab/><text:tab/><text:tab/><text:tab/><text:tab/><text:tab/><text:tab/><text:tab/><text:tab/><text:tab/></text:p>
      <text:p text:style-name="P8"><text:s text:c="4"/>body_expressions<text:tab/><text:tab/><text:tab/><text:tab/><text:tab/><text:tab/><text:tab/><text:tab/><text:tab/><text:tab/></text:p>
      <text:p text:style-name="P39">];<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4"><text:span text:style-name="T14"><text:s/>1:</text:span><text:span text:style-name="T28">%mathpiper</text:span></text:p>
      <text:p text:style-name="P25"><text:s/>2:</text:p>
      <text:p text:style-name="P24"><text:span text:style-name="T14"><text:s/>3:</text:span><text:span text:style-name="T25">// This program prints the integers from 1 to 10.</text:span></text:p>
      <text:p text:style-name="P25"><text:s/>4:</text:p>
      <text:p text:style-name="P25"><text:s/>5:</text:p>
      <text:p text:style-name="P24"><text:span text:style-name="T14"><text:s/>6:</text:span><text:span text:style-name="T25">/*</text:span></text:p>
      <text:p text:style-name="P24"><text:span text:style-name="T14"><text:s/>7:</text:span><text:span text:style-name="T25"> <text:s text:c="3"/>Initialize the variable x to 1</text:span></text:p>
      <text:p text:style-name="P24"><text:span text:style-name="T14"><text:s/>8:</text:span><text:span text:style-name="T25"> <text:s text:c="3"/>outside of the While "loop".</text:span></text:p>
      <text:p text:style-name="P24"><text:span text:style-name="T14"><text:s/>9:</text:span><text:span text:style-name="T25">*/</text:span></text:p>
      <text:p text:style-name="P24"><text:span text:style-name="T14">10:</text:span>x <text:span text:style-name="T5">:=</text:span> <text:span text:style-name="T8">1</text:span>;</text:p>
      <text:p text:style-name="P25">11:</text:p>
      <text:p text:style-name="P24"><text:span text:style-name="T14">12:</text:span><text:span text:style-name="T15">While</text:span><text:span text:style-name="T5">(</text:span>x <text:span text:style-name="T5">&lt;=</text:span> <text:span text:style-name="T8">10</text:span><text:span text:style-name="T5">)</text:span></text:p>
      <text:p text:style-name="P24"><text:span text:style-name="T14">13:</text:span>[</text:p>
      <text:p text:style-name="P24"><text:span text:style-name="T14">14:</text:span> <text:s text:c="3"/><text:span text:style-name="T15">Echo</text:span><text:span text:style-name="T5">(</text:span>x<text:span text:style-name="T5">)</text:span>;</text:p>
      <text:p text:style-name="P24"><text:span text:style-name="T14">15:</text:span> <text:s text:c="3"/></text:p>
      <text:p text:style-name="P24"><text:span text:style-name="T14">16:</text:span> <text:s text:c="3"/>x <text:span text:style-name="T5">:=</text:span> x <text:span text:style-name="T5">+</text:span> <text:span text:style-name="T8">1</text:span>; <text:s/><text:span text:style-name="T25">//Increment x by 1.</text:span></text:p>
      <text:p text:style-name="P24"><text:span text:style-name="T14">17:</text:span>];</text:p>
      <text:p text:style-name="P25">18:</text:p>
      <text:p text:style-name="P24"><text:soft-page-break/><text:span text:style-name="T14">19:</text:span><text:span text:style-name="T28">%/mathpiper</text:span></text:p>
      <text:p text:style-name="P25">20:</text:p>
      <text:p text:style-name="P24"><text:span text:style-name="T14">21:</text:span> <text:s text:c="3"/><text:span text:style-name="T19">%output,preserve="false"</text:span></text:p>
      <text:p text:style-name="P24"><text:span text:style-name="T14">22:</text:span> <text:s text:c="5"/><text:span text:style-name="T19">Result:</text:span> True</text:p>
      <text:p text:style-name="P24"><text:span text:style-name="T14">23:</text:span> <text:s text:c="5"/></text:p>
      <text:p text:style-name="P24"><text:span text:style-name="T14">24:</text:span> <text:s text:c="5"/><text:span text:style-name="T33">Side effects:</text:span></text:p>
      <text:p text:style-name="P24"><text:span text:style-name="T14">25:</text:span> <text:s text:c="5"/>1 </text:p>
      <text:p text:style-name="P24"><text:span text:style-name="T14">26:</text:span> <text:s text:c="5"/>2 </text:p>
      <text:p text:style-name="P24"><text:span text:style-name="T14">27:</text:span> <text:s text:c="5"/>3 </text:p>
      <text:p text:style-name="P24"><text:span text:style-name="T14">28:</text:span> <text:s text:c="5"/>4 </text:p>
      <text:p text:style-name="P24"><text:span text:style-name="T14">29:</text:span> <text:s text:c="5"/>5 </text:p>
      <text:p text:style-name="P24"><text:span text:style-name="T14">30:</text:span> <text:s text:c="5"/>6 </text:p>
      <text:p text:style-name="P24"><text:span text:style-name="T14">31:</text:span> <text:s text:c="5"/>7 </text:p>
      <text:p text:style-name="P24"><text:span text:style-name="T14">32:</text:span> <text:s text:c="5"/>8 </text:p>
      <text:p text:style-name="P24"><text:span text:style-name="T14">33:</text:span> <text:s text:c="5"/>9 </text:p>
      <text:p text:style-name="P24"><text:span text:style-name="T14">34:</text:span> <text:s text:c="5"/>10</text:p>
      <text:p text:style-name="P34"><text:bookmark-start text:name="DDE_LINK8"/><text:span text:style-name="T14">35:</text:span> <text:s text:c="3"/><text:span text:style-name="T19">%/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2">x</text:span><text:span text:style-name="T6"> &lt;= 10</text:span> becomes <text:span text:style-name="T22">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text:soft-page-break/></text:p>
      <text:p text:style-name="P24"><text:span text:style-name="T14"><text:s/>1:</text:span><text:span text:style-name="T28">%mathpiper</text:span></text:p>
      <text:p text:style-name="P25"><text:s/>2:</text:p>
      <text:p text:style-name="P24"><text:span text:style-name="T14"><text:s/>3:</text:span><text:span text:style-name="T25">// Print the integers from 1 to 100.</text:span></text:p>
      <text:p text:style-name="P25"><text:s/>4:</text:p>
      <text:p text:style-name="P24"><text:span text:style-name="T14"><text:s/>5:</text:span>x <text:span text:style-name="T5">:=</text:span> <text:span text:style-name="T8">1</text:span>;</text:p>
      <text:p text:style-name="P25"><text:s/>6:</text:p>
      <text:p text:style-name="P24"><text:span text:style-name="T14"><text:s/>7:</text:span><text:span text:style-name="T15">While</text:span><text:span text:style-name="T5">(</text:span>x <text:span text:style-name="T5">&lt;=</text:span> <text:span text:style-name="T8">100</text:span><text:span text:style-name="T5">)</text:span></text:p>
      <text:p text:style-name="P24"><text:span text:style-name="T14"><text:s/>8:</text:span>[</text:p>
      <text:p text:style-name="P24"><text:span text:style-name="T14"><text:s/>9:</text:span> <text:s text:c="3"/><text:span text:style-name="T15">Write</text:span><text:span text:style-name="T5">(</text:span>x<text:span text:style-name="T5">)</text:span>;</text:p>
      <text:p text:style-name="P24"><text:span text:style-name="T14">10:</text:span> <text:s text:c="3"/></text:p>
      <text:p text:style-name="P24"><text:span text:style-name="T14">11:</text:span> <text:s text:c="3"/>x <text:span text:style-name="T5">:=</text:span> x <text:span text:style-name="T5">+</text:span> <text:span text:style-name="T8">1</text:span>; <text:s/><text:span text:style-name="T25">//Increment x by 1.</text:span></text:p>
      <text:p text:style-name="P24"><text:span text:style-name="T14">12:</text:span>];</text:p>
      <text:p text:style-name="P25">13:</text:p>
      <text:p text:style-name="P24"><text:span text:style-name="T14">14:</text:span><text:span text:style-name="T28">%/mathpiper</text:span></text:p>
      <text:p text:style-name="P25">15:</text:p>
      <text:p text:style-name="P24"><text:span text:style-name="T14">16:</text:span> <text:s text:c="3"/><text:span text:style-name="T19">%output,preserve="false"</text:span></text:p>
      <text:p text:style-name="P24"><text:span text:style-name="T14">17:</text:span> <text:s text:c="5"/><text:span text:style-name="T19">Result:</text:span> True</text:p>
      <text:p text:style-name="P24"><text:span text:style-name="T14">18:</text:span> <text:s text:c="5"/></text:p>
      <text:p text:style-name="P24"><text:span text:style-name="T14">19:</text:span> <text:s text:c="5"/><text:span text:style-name="T33">Side effects:</text:span></text:p>
      <text:p text:style-name="P24"><text:span text:style-name="T14">20:</text:span> <text:s text:c="5"/>1 2 3 4 5 6 7 8 9 10 11 12 13 14 15 16 17 18 19 20 21 22 23 </text:p>
      <text:p text:style-name="P24"><text:s text:c="9"/>24 25 26 27 28 29 30 31 32 33 34 35 36 37 38 39 40 41 42 43 </text:p>
      <text:p text:style-name="P24"><text:s text:c="9"/>44 45 46 47 48 49 50 51 52 53 54 55 56 57 58 59 60 61 62 63 </text:p>
      <text:p text:style-name="P24"><text:s text:c="9"/>64 65 66 67 68 69 70 71 72 73 74 75 76 77 78 79 80 81 82 83 </text:p>
      <text:p text:style-name="P24"><text:s text:c="9"/>84 85 86 87 88 89 90 91 92 93 94 95 96 97 98 99 100</text:p>
      <text:p text:style-name="P33"><text:bookmark-start text:name="DDE_LINK9"/><text:span text:style-name="T12">21:</text:span><text:span text:style-name="T10"> <text:s text:c="3"/></text:span><text:span text:style-name="T19">%/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4"><text:span text:style-name="T14"><text:s/>1:</text:span><text:span text:style-name="T28">%mathpiper</text:span></text:p>
      <text:p text:style-name="P25"><text:s/>2:</text:p>
      <text:p text:style-name="P24"><text:span text:style-name="T14"><text:s/>3:</text:span><text:span text:style-name="T25">//Print the odd integers from 1 to 99.</text:span></text:p>
      <text:p text:style-name="P25"><text:s/>4:</text:p>
      <text:p text:style-name="P24"><text:span text:style-name="T14"><text:s/>5:</text:span>x <text:span text:style-name="T5">:=</text:span> <text:span text:style-name="T8">1</text:span>; </text:p>
      <text:p text:style-name="P25"><text:s/>6:</text:p>
      <text:p text:style-name="P24"><text:span text:style-name="T14"><text:s/>7:</text:span><text:span text:style-name="T15">While</text:span><text:span text:style-name="T5">(</text:span>x <text:span text:style-name="T5">&lt;=</text:span> <text:span text:style-name="T8">100</text:span><text:span text:style-name="T5">)</text:span></text:p>
      <text:p text:style-name="P24"><text:span text:style-name="T14"><text:s/>8:</text:span>[</text:p>
      <text:p text:style-name="P24"><text:span text:style-name="T14"><text:s/>9:</text:span> <text:s text:c="3"/><text:span text:style-name="T15">Write</text:span><text:span text:style-name="T5">(</text:span>x<text:span text:style-name="T5">)</text:span>;</text:p>
      <text:p text:style-name="P24"><text:span text:style-name="T14">10:</text:span> <text:s text:c="3"/>x <text:span text:style-name="T5">:=</text:span> x <text:span text:style-name="T5">+</text:span> <text:span text:style-name="T8">2</text:span>; <text:s/><text:span text:style-name="T25">//Increment x by 2.</text:span></text:p>
      <text:p text:style-name="P24"><text:span text:style-name="T14">11:</text:span>];</text:p>
      <text:p text:style-name="P25">12:</text:p>
      <text:p text:style-name="P24"><text:span text:style-name="T14">13:</text:span><text:span text:style-name="T28">%/mathpiper</text:span></text:p>
      <text:p text:style-name="P25">14:</text:p>
      <text:p text:style-name="P24"><text:span text:style-name="T14">15:</text:span> <text:s text:c="3"/><text:span text:style-name="T19">%output,preserve="false"</text:span></text:p>
      <text:p text:style-name="P24"><text:span text:style-name="T14">16:</text:span> <text:s text:c="5"/><text:span text:style-name="T19">Result:</text:span> True</text:p>
      <text:p text:style-name="P24"><text:span text:style-name="T14">17:</text:span> <text:s text:c="5"/></text:p>
      <text:p text:style-name="P24"><text:span text:style-name="T14">18:</text:span> <text:s text:c="5"/><text:span text:style-name="T33">Side effects:</text:span></text:p>
      <text:p text:style-name="P24"><text:span text:style-name="T14">19:</text:span> <text:s text:c="5"/>1 3 5 7 9 11 13 15 17 19 21 23 25 27 29 31 33 35 37 39 41 43 </text:p>
      <text:p text:style-name="P24"><text:s text:c="9"/>45 47 49 51 53 55 57 59 61 63 65 67 69 71 73 75 77 79 81 83 </text:p>
      <text:p text:style-name="P24"><text:soft-page-break/><text:s text:c="9"/>85 87 89 91 93 95 97 99</text:p>
      <text:p text:style-name="P33"><text:bookmark-start text:name="DDE_LINK11"/><text:span text:style-name="T12">20:</text:span><text:span text:style-name="T10"> <text:s text:c="3"/></text:span><text:span text:style-name="T19">%/output</text:span><text:bookmark-end text:name="DDE_LINK11"/></text:p>
      <text:p text:style-name="Text_20_body">Finally, the following program prints the numbers from 1 to 100 in reverse order:</text:p>
      <text:p text:style-name="Preformatted_20_Text"/>
      <text:p text:style-name="P24"><text:span text:style-name="T14"><text:s/>1:</text:span><text:span text:style-name="T28">%mathpiper</text:span></text:p>
      <text:p text:style-name="P25"><text:s/>2:</text:p>
      <text:p text:style-name="P24"><text:span text:style-name="T14"><text:s/>3:</text:span><text:span text:style-name="T25">//Print the integers from 1 to 100 in reverse order.</text:span></text:p>
      <text:p text:style-name="P25"><text:s/>4:</text:p>
      <text:p text:style-name="P24"><text:span text:style-name="T14"><text:s/>5:</text:span>x <text:span text:style-name="T5">:=</text:span> <text:span text:style-name="T8">100</text:span>; </text:p>
      <text:p text:style-name="P25"><text:s/>6:</text:p>
      <text:p text:style-name="P24"><text:span text:style-name="T14"><text:s/>7:</text:span><text:span text:style-name="T15">While</text:span><text:span text:style-name="T5">(</text:span>x <text:span text:style-name="T5">&gt;=</text:span> <text:span text:style-name="T8">1</text:span><text:span text:style-name="T5">)</text:span></text:p>
      <text:p text:style-name="P24"><text:span text:style-name="T14"><text:s/>8:</text:span>[</text:p>
      <text:p text:style-name="P24"><text:span text:style-name="T14"><text:s/>9:</text:span> <text:s text:c="3"/><text:span text:style-name="T15">Write</text:span><text:span text:style-name="T5">(</text:span>x<text:span text:style-name="T5">)</text:span>;</text:p>
      <text:p text:style-name="P24"><text:span text:style-name="T14">10:</text:span> <text:s text:c="3"/>x <text:span text:style-name="T5">:=</text:span> x <text:span text:style-name="T5">-</text:span> <text:span text:style-name="T8">1</text:span>; <text:s/><text:span text:style-name="T25">//Decrement x by 1.</text:span></text:p>
      <text:p text:style-name="P24"><text:span text:style-name="T14">11:</text:span>];</text:p>
      <text:p text:style-name="P25">12:</text:p>
      <text:p text:style-name="P24"><text:span text:style-name="T14">13:</text:span><text:span text:style-name="T28">%/mathpiper</text:span></text:p>
      <text:p text:style-name="P25">14:</text:p>
      <text:p text:style-name="P24"><text:span text:style-name="T14">15:</text:span> <text:s text:c="3"/><text:span text:style-name="T19">%output,preserve="false"</text:span></text:p>
      <text:p text:style-name="P24"><text:span text:style-name="T14">16:</text:span> <text:s text:c="5"/><text:span text:style-name="T19">Result:</text:span> True</text:p>
      <text:p text:style-name="P24"><text:span text:style-name="T14">17:</text:span> <text:s text:c="5"/></text:p>
      <text:p text:style-name="P24"><text:span text:style-name="T14">18:</text:span> <text:s text:c="5"/><text:span text:style-name="T33">Side effects:</text:span></text:p>
      <text:p text:style-name="P24"><text:span text:style-name="T14">19:</text:span> <text:s text:c="6"/>100 99 98 97 96 95 94 93 92 91 90 89 88 87 86 85 84 83 82 </text:p>
      <text:p text:style-name="P24"><text:s text:c="10"/>81 80 79 78 77 76 75 74 73 72 71 70 69 68 67 66 65 64 63 </text:p>
      <text:p text:style-name="P24"><text:s text:c="10"/>62 61 60 59 58 57 56 55 54 53 52 51 50 49 48 47 46 45 44 </text:p>
      <text:p text:style-name="P24"><text:s text:c="10"/>43 42 41 40 39 38 37 36 35 34 33 32 31 30 29 28 27 26 25 </text:p>
      <text:p text:style-name="P24"><text:s text:c="10"/>24 23 22 21 20 19 18 17 16 15 14 13 12 11 10 9 8 7 6 5 4 </text:p>
      <text:p text:style-name="P24"><text:s text:c="10"/>3 2 1</text:p>
      <text:p text:style-name="P33"><text:bookmark-start text:name="DDE_LINK10"/><text:span text:style-name="T12">20:</text:span><text:span text:style-name="T10"> <text:s text:c="3"/></text:span><text:span text:style-name="T19">%/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4"><text:soft-page-break/><text:span text:style-name="T14"><text:s/>1:</text:span><text:span text:style-name="T28">%mathpiper</text:span></text:p>
      <text:p text:style-name="P25"><text:s/>2:</text:p>
      <text:p text:style-name="P24"><text:span text:style-name="T14"><text:s/>3:</text:span><text:span text:style-name="T25">//Infinite loop example program.</text:span></text:p>
      <text:p text:style-name="P25"><text:s/>4:</text:p>
      <text:p text:style-name="P24"><text:span text:style-name="T14"><text:s/>5:</text:span>x <text:span text:style-name="T5">:=</text:span> <text:span text:style-name="T8">1</text:span>;</text:p>
      <text:p text:style-name="P24"><text:span text:style-name="T14"><text:s/>6:</text:span><text:span text:style-name="T15">While</text:span><text:span text:style-name="T5">(</text:span>x <text:span text:style-name="T5">&lt;</text:span> <text:span text:style-name="T8">10</text:span><text:span text:style-name="T5">)</text:span></text:p>
      <text:p text:style-name="P24"><text:span text:style-name="T14"><text:s/>7:</text:span>[</text:p>
      <text:p text:style-name="P24"><text:span text:style-name="T14"><text:s/>8:</text:span> <text:s text:c="3"/>answer <text:span text:style-name="T5">:=</text:span> x <text:span text:style-name="T5">+</text:span> <text:span text:style-name="T8">1</text:span>;</text:p>
      <text:p text:style-name="P24"><text:span text:style-name="T14"><text:s/>9:</text:span>];</text:p>
      <text:p text:style-name="P25">10:</text:p>
      <text:p text:style-name="P24"><text:span text:style-name="T14">11:</text:span><text:span text:style-name="T28">%/mathpiper</text:span></text:p>
      <text:p text:style-name="P25">12:</text:p>
      <text:p text:style-name="P24"><text:span text:style-name="T14">13:</text:span> <text:s text:c="3"/><text:span text:style-name="T19">%output,preserve="false"</text:span></text:p>
      <text:p text:style-name="P24"><text:span text:style-name="T14">14:</text:span> <text:s text:c="5"/>Processing...</text:p>
      <text:p text:style-name="P34"><text:bookmark-start text:name="DDE_LINK12"/><text:span text:style-name="T14">15:</text:span> <text:s text:c="3"/><text:span text:style-name="T19">%/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text:soft-page-break/>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Result&gt; True</text:p>
      <text:p text:style-name="Preformatted_20_Text"/>
      <text:p text:style-name="Preformatted_20_Text">In&gt; a</text:p>
      <text:p text:style-name="P21">Result&gt; a</text:p>
      <text:p text:style-name="P21"/>
      <text:p text:style-name="Preformatted_20_Text">In&gt; IsBound(a)</text:p>
      <text:p text:style-name="P21">Result&gt; False</text:p>
      <text:h text:style-name="Heading_20_2" text:outline-level="2">Exercises</text:h>
      <text:h text:style-name="Heading_20_1" text:outline-level="1">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oft-page-break/><text:span text:style-name="T6">variable</text:span>. <text:s/>Lists can also hold other lists as shown in the following example:</text:p>
      <text:p text:style-name="Preformatted_20_Text"/>
      <text:p text:style-name="Preformatted_20_Text">In&gt; x := {20, 30, {31, 32, 33},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1">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4"><text:span text:style-name="T14"><text:s/>1:</text:span><text:span text:style-name="T28">%mathpiper</text:span></text:p>
      <text:p text:style-name="P25"><text:s/>2:</text:p>
      <text:p text:style-name="P24"><text:span text:style-name="T14"><text:s/>3:</text:span><text:span text:style-name="T25">//Print each in in the list.</text:span></text:p>
      <text:p text:style-name="P25"><text:s/>4:</text:p>
      <text:p text:style-name="P24"><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text:span text:style-name="T14"><text:s/>6:</text:span>y <text:span text:style-name="T5">:=</text:span> <text:span text:style-name="T8">1</text:span>;</text:p>
      <text:p text:style-name="P25"><text:s/>7:</text:p>
      <text:p text:style-name="P24"><text:span text:style-name="T14"><text:s/>8:</text:span><text:span text:style-name="T15">While</text:span><text:span text:style-name="T5">(</text:span>y <text:span text:style-name="T5">&lt;=</text:span> <text:span text:style-name="T8">9</text:span><text:span text:style-name="T5">)</text:span></text:p>
      <text:p text:style-name="P24"><text:span text:style-name="T14"><text:s/>9:</text:span>[</text:p>
      <text:p text:style-name="P24"><text:span text:style-name="T14">10:</text:span> <text:s text:c="3"/><text:span text:style-name="T15">Echo</text:span><text:span text:style-name="T5">(</text:span>y, <text:span text:style-name="T16">"- "</text:span>, x[y]<text:span text:style-name="T5">)</text:span>;</text:p>
      <text:p text:style-name="P24"><text:span text:style-name="T14">11:</text:span> <text:s text:c="3"/>y <text:span text:style-name="T5">:=</text:span> y <text:span text:style-name="T5">+</text:span> <text:span text:style-name="T8">1</text:span>;</text:p>
      <text:p text:style-name="P24"><text:span text:style-name="T14">12:</text:span>];</text:p>
      <text:p text:style-name="P25">13:</text:p>
      <text:p text:style-name="P24"><text:soft-page-break/><text:span text:style-name="T14">14:</text:span><text:span text:style-name="T28">%/mathpiper</text:span></text:p>
      <text:p text:style-name="P25">15:</text:p>
      <text:p text:style-name="P24"><text:span text:style-name="T14">16:</text:span> <text:s text:c="3"/><text:span text:style-name="T19">%output,preserve="false"</text:span></text:p>
      <text:p text:style-name="P24"><text:span text:style-name="T14">17:</text:span> <text:s text:c="5"/><text:span text:style-name="T19">Result:</text:span> True</text:p>
      <text:p text:style-name="P24"><text:span text:style-name="T14">18:</text:span> <text:s text:c="5"/></text:p>
      <text:p text:style-name="P24"><text:span text:style-name="T14">19:</text:span> <text:s text:c="5"/><text:span text:style-name="T33">Side effects:</text:span></text:p>
      <text:p text:style-name="P24"><text:span text:style-name="T14">20:</text:span> <text:s text:c="5"/>1 - 55 </text:p>
      <text:p text:style-name="P24"><text:span text:style-name="T14">21:</text:span> <text:s text:c="5"/>2 - 93 </text:p>
      <text:p text:style-name="P24"><text:span text:style-name="T14">22:</text:span> <text:s text:c="5"/>3 - 40 </text:p>
      <text:p text:style-name="P24"><text:span text:style-name="T14">23:</text:span> <text:s text:c="5"/>4 - 21 </text:p>
      <text:p text:style-name="P24"><text:span text:style-name="T14">24:</text:span> <text:s text:c="5"/>5 - 7 </text:p>
      <text:p text:style-name="P24"><text:span text:style-name="T14">25:</text:span> <text:s text:c="5"/>6 - 24 </text:p>
      <text:p text:style-name="P24"><text:span text:style-name="T14">26:</text:span> <text:s text:c="5"/>7 - 15 </text:p>
      <text:p text:style-name="P24"><text:span text:style-name="T14">27:</text:span> <text:s text:c="5"/>8 - 14 </text:p>
      <text:p text:style-name="P24"><text:span text:style-name="T14">28:</text:span> <text:s text:c="5"/>9 - 82</text:p>
      <text:p text:style-name="P34"><text:span text:style-name="T20">29:</text:span><text:span text:style-name="T23">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4"><text:span text:style-name="T14"><text:s/>1:</text:span><text:span text:style-name="T28">%mathpiper</text:span></text:p>
      <text:p text:style-name="P25"><text:s/>2:</text:p>
      <text:p text:style-name="P24"><text:span text:style-name="T14"><text:s/>3:</text:span><text:span text:style-name="T25">//Determine if 53 is in the list.</text:span></text:p>
      <text:p text:style-name="P25"><text:s/>4:</text:p>
      <text:p text:style-name="P24"><text:span text:style-name="T14"><text:s/>5:</text:span><text:span text:style-name="T34">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14"><text:s/>6:</text:span><text:span text:style-name="T34">index</text:span> <text:span text:style-name="T5">:=</text:span> <text:span text:style-name="T8">1</text:span>;</text:p>
      <text:p text:style-name="P25"><text:s/>7:</text:p>
      <text:p text:style-name="P24"><text:span text:style-name="T14"><text:s/>8:</text:span><text:span text:style-name="T15">While</text:span><text:span text:style-name="T5">(</text:span><text:span text:style-name="T7">index</text:span> <text:span text:style-name="T5">&lt;=</text:span> <text:span text:style-name="T8">10</text:span><text:span text:style-name="T5">)</text:span></text:p>
      <text:p text:style-name="P24"><text:span text:style-name="T14"><text:s/>9:</text:span>[</text:p>
      <text:p text:style-name="P24"><text:span text:style-name="T14">10:</text:span> <text:s text:c="3"/><text:span text:style-name="T15">If</text:span><text:span text:style-name="T5">(</text:span><text:span text:style-name="T7">testList</text:span>[index] <text:span text:style-name="T5">=</text:span> <text:span text:style-name="T8">53</text:span>,</text:p>
      <text:p text:style-name="P24"><text:span text:style-name="T14">11:</text:span> <text:s text:c="7"/><text:span text:style-name="T15">Echo</text:span><text:span text:style-name="T5">(</text:span><text:span text:style-name="T16">"53 was found in the list at position"</text:span>, index<text:span text:style-name="T5">))</text:span>;</text:p>
      <text:p text:style-name="P24"><text:span text:style-name="T14">12:</text:span> <text:s text:c="7"/></text:p>
      <text:p text:style-name="P24"><text:span text:style-name="T14">13:</text:span> <text:s text:c="3"/>index <text:span text:style-name="T5">:=</text:span> index <text:span text:style-name="T5">+</text:span> <text:span text:style-name="T8">1</text:span>;</text:p>
      <text:p text:style-name="P24"><text:span text:style-name="T14">14:</text:span>];</text:p>
      <text:p text:style-name="P25">15:</text:p>
      <text:p text:style-name="P24"><text:span text:style-name="T14">16:</text:span><text:span text:style-name="T28">%/mathpiper</text:span></text:p>
      <text:p text:style-name="P25">17:</text:p>
      <text:p text:style-name="P24"><text:span text:style-name="T14">18:</text:span> <text:s text:c="3"/><text:span text:style-name="T19">%output,preserve="false"</text:span></text:p>
      <text:p text:style-name="P24"><text:span text:style-name="T14">19:</text:span> <text:s text:c="5"/><text:span text:style-name="T19">Result:</text:span> True</text:p>
      <text:p text:style-name="P24"><text:span text:style-name="T14">20:</text:span> <text:s text:c="5"/></text:p>
      <text:p text:style-name="P24"><text:span text:style-name="T14">21:</text:span> <text:s text:c="5"/><text:span text:style-name="T33">Side effects:</text:span></text:p>
      <text:p text:style-name="P24"><text:span text:style-name="T14">22:</text:span> <text:s text:c="5"/>53 was found in the list at position 5</text:p>
      <text:p text:style-name="P34"><text:bookmark-start text:name="DDE_LINK13"/><text:span text:style-name="T14">23:</text:span> <text:s text:c="3"/><text:span text:style-name="T19">%/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Exercises</text:h>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4"><text:span text:style-name="T14"><text:s/>1:</text:span><text:span text:style-name="T28">%mathpiper</text:span></text:p>
      <text:p text:style-name="P25"><text:s/>2:</text:p>
      <text:p text:style-name="P24"><text:span text:style-name="T14"><text:s/>3:</text:span><text:span text:style-name="T25">//Print all values in a list.</text:span></text:p>
      <text:p text:style-name="P25"><text:s/>4:</text:p>
      <text:p text:style-name="P24"><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span text:style-name="T14"><text:s/>6:</text:span>[</text:p>
      <text:p text:style-name="P24"><text:span text:style-name="T14"><text:s/>7:</text:span> <text:s text:c="3"/><text:span text:style-name="T15">Echo</text:span><text:span text:style-name="T5">(</text:span>x<text:span text:style-name="T5">)</text:span>; </text:p>
      <text:p text:style-name="P24"><text:span text:style-name="T14"><text:s/>8:</text:span>];</text:p>
      <text:p text:style-name="P25"><text:s/>9:</text:p>
      <text:p text:style-name="P24"><text:span text:style-name="T14">10:</text:span><text:span text:style-name="T28">%/mathpiper</text:span></text:p>
      <text:p text:style-name="P25">11:</text:p>
      <text:p text:style-name="P24"><text:span text:style-name="T14">12:</text:span> <text:s text:c="3"/><text:span text:style-name="T19">%output,preserve="false"</text:span></text:p>
      <text:p text:style-name="P24"><text:span text:style-name="T14">13:</text:span> <text:s text:c="5"/><text:span text:style-name="T19">Result:</text:span> True</text:p>
      <text:p text:style-name="P24"><text:span text:style-name="T14">14:</text:span> <text:s text:c="5"/></text:p>
      <text:p text:style-name="P24"><text:span text:style-name="T14">15:</text:span> <text:s text:c="5"/><text:span text:style-name="T33">Side effects:</text:span></text:p>
      <text:p text:style-name="P24"><text:span text:style-name="T14">16:</text:span> <text:s text:c="5"/>50 </text:p>
      <text:p text:style-name="P24"><text:span text:style-name="T14">17:</text:span> <text:s text:c="5"/>51 </text:p>
      <text:p text:style-name="P24"><text:span text:style-name="T14">18:</text:span> <text:s text:c="5"/>52 </text:p>
      <text:p text:style-name="P24"><text:span text:style-name="T14">19:</text:span> <text:s text:c="5"/>53 </text:p>
      <text:p text:style-name="P24"><text:span text:style-name="T14">20:</text:span> <text:s text:c="5"/>54 </text:p>
      <text:p text:style-name="P24"><text:span text:style-name="T14">21:</text:span> <text:s text:c="5"/>55 </text:p>
      <text:p text:style-name="P24"><text:span text:style-name="T14">22:</text:span> <text:s text:c="5"/>56 </text:p>
      <text:p text:style-name="P24"><text:span text:style-name="T14">23:</text:span> <text:s text:c="5"/>57 </text:p>
      <text:p text:style-name="P24"><text:span text:style-name="T14">24:</text:span> <text:s text:c="5"/>58 </text:p>
      <text:p text:style-name="P24"><text:span text:style-name="T14">25:</text:span> <text:s text:c="5"/>59</text:p>
      <text:p text:style-name="P33"><text:span text:style-name="T12">26:</text:span><text:span text:style-name="T10"> <text:s text:c="3"/></text:span><text:span text:style-name="T19">%/output</text:span></text:p>
      <text:h text:style-name="Heading_20_3" text:outline-level="3">Exercises</text:h>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ableForm()</text:h>
      <table:table table:name="Table39" table:style-name="Table39">
        <table:table-column table:style-name="Table39.A"/>
        <table:table-row>
          <table:table-cell table:style-name="Table39.A1" office:value-type="string">
            <text:p text:style-name="P33">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8">Side Effects&gt;</text:p>
      <text:p text:style-name="P28">2</text:p>
      <text:p text:style-name="P28">4</text:p>
      <text:p text:style-name="P28">6</text:p>
      <text:p text:style-name="P28">8</text:p>
      <text:p text:style-name="P28">10</text:p>
      <text:p text:style-name="P28">12</text:p>
      <text:p text:style-name="P28">14</text:p>
      <text:p text:style-name="P28">16</text:p>
      <text:p text:style-name="P28">18</text:p>
      <text:p text:style-name="P28">20</text:p>
      <text:h text:style-name="Heading_20_2" text:outline-level="2">The .. Range Operator</text:h>
      <table:table table:name="Table14" table:style-name="Table14">
        <table:table-column table:style-name="Table14.A"/>
        <table:table-row>
          <table:table-cell table:style-name="Table14.A1" office:value-type="string">
            <text:p text:style-name="P33">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1">Result&gt; {1,2,3,4,5,6,7,8,9,10}</text:p>
      <text:p text:style-name="Preformatted_20_Text"/>
      <text:p text:style-name="Preformatted_20_Text"><text:soft-page-break/>In&gt; 10 .. 1</text:p>
      <text:p text:style-name="P21">Result&gt; {10,9,8,7,6,5,4,3,2,1}</text:p>
      <text:p text:style-name="Preformatted_20_Text"/>
      <text:p text:style-name="Preformatted_20_Text">In&gt; -10 .. 10</text:p>
      <text:p text:style-name="P21">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3">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1">Result&gt; True</text:p>
      <text:p text:style-name="P21"/>
      <text:h text:style-name="Heading_20_2" text:outline-level="2">Find()</text:h>
      <table:table table:name="Table11" table:style-name="Table11">
        <table:table-column table:style-name="Table11.A"/>
        <table:table-row>
          <table:table-cell table:style-name="Table11.A1" office:value-type="string">
            <text:p text:style-name="P3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text:soft-page-break/>In&gt; Find({23, 15, 67, 98, 64}, 8)</text:p>
      <text:p text:style-name="P21">Result&gt; -1</text:p>
      <text:p text:style-name="P21"/>
      <text:h text:style-name="Heading_20_2" text:outline-level="2">Count()</text:h>
      <table:table table:name="Table12" table:style-name="Table12">
        <table:table-column table:style-name="Table12.A"/>
        <table:table-row>
          <table:table-cell table:style-name="Table12.A1" office:value-type="string">
            <text:p text:style-name="P3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Result&gt; 0</text:p>
      <text:p text:style-name="Preformatted_20_Text"/>
      <text:h text:style-name="Heading_20_2" text:outline-level="2">Select()</text:h>
      <table:table table:name="Table13" table:style-name="Table13">
        <table:table-column table:style-name="Table13.A"/>
        <table:table-row>
          <table:table-cell table:style-name="Table13.A1" office:value-type="string">
            <text:p text:style-name="P33">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text:soft-page-break/>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3">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p text:style-name="P21"/>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text:soft-page-break/>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3">it is recommended that destructive functions should be used with care.</text:span> <text:s/></text:p>
      <text:h text:style-name="Heading_20_2" text:outline-level="2">The : Prepend Operator</text:h>
      <table:table table:name="Table28" table:style-name="Table28">
        <table:table-column table:style-name="Table28.A"/>
        <table:table-row>
          <table:table-cell table:style-name="Table28.A1" office:value-type="string">
            <text:p text:style-name="P3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p text:style-name="Preformatted_20_Text"/>
      <text:h text:style-name="Heading_20_2" text:outline-level="2"><text:soft-page-break/>Concat()</text:h>
      <table:table table:name="Table27" table:style-name="Table27">
        <table:table-column table:style-name="Table27.A"/>
        <table:table-row table:style-name="Table27.1">
          <table:table-cell table:style-name="Table27.A1" office:value-type="string">
            <text:p text:style-name="P33">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1">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3">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3">Take(list, {begin_index,end_index})</text:p>
          </table:table-cell>
        </table:table-row>
      </table:table>
      <text:p text:style-name="Text_20_body"><text:soft-page-break/></text:p>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text:soft-page-break/></text:p>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p text:style-name="P21"/>
      <text:h text:style-name="Heading_20_2" text:outline-level="2">FillList()</text:h>
      <table:table table:name="Table21" table:style-name="Table21">
        <table:table-column table:style-name="Table21.A"/>
        <table:table-row>
          <table:table-cell table:style-name="Table21.A1" office:value-type="string">
            <text:p text:style-name="P33">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3">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p text:style-name="Preformatted_20_Text"/>
      <text:h text:style-name="Heading_20_2" text:outline-level="2"><text:soft-page-break/>Reverse()</text:h>
      <table:table table:name="Table24" table:style-name="Table24">
        <table:table-column table:style-name="Table24.A"/>
        <table:table-row>
          <table:table-cell table:style-name="Table24.A1" office:value-type="string">
            <text:p text:style-name="P3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1">Result&gt; {a,b,c,d,e,f,g,h}</text:p>
      <text:p text:style-name="Preformatted_20_Text"/>
      <text:p text:style-name="Preformatted_20_Text">In&gt; Partition(testList, 2)</text:p>
      <text:p text:style-name="P21">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1">Result&gt; 2</text:p>
      <text:p text:style-name="Preformatted_20_Text"/>
      <text:p text:style-name="P42">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ext:soft-page-break/>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3">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Result&gt; {73,93,80,37,55,93,40,21,7,24}</text:p>
      <text:p text:style-name="P21"/>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3">Max(list)</text:p>
          </table:table-cell>
        </table:table-row>
      </table:table>
      <text:p text:style-name="Preformatted_20_Text"/>
      <text:p text:style-name="P41">If two values are passed to Max(), it determines which one is larger:</text:p>
      <text:p text:style-name="Preformatted_20_Text"/>
      <text:p text:style-name="Preformatted_20_Text">In&gt; Max(10, 20)</text:p>
      <text:p text:style-name="P21">Result&gt; 20</text:p>
      <text:p text:style-name="Preformatted_20_Text"/>
      <text:p text:style-name="P41">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3">Min(list)</text:p>
          </table:table-cell>
        </table:table-row>
      </table:table>
      <text:p text:style-name="Preformatted_20_Text"/>
      <text:p text:style-name="P41">If two values are passed to Min(), it determines which one is smaller:</text:p>
      <text:p text:style-name="Preformatted_20_Text"/>
      <text:p text:style-name="Preformatted_20_Text">In&gt; Min(10, 20)</text:p>
      <text:p text:style-name="P21"><text:soft-page-break/>Result&gt; 10</text:p>
      <text:p text:style-name="Preformatted_20_Text"/>
      <text:p text:style-name="P41">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p text:style-name="P22"/>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3">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1">If two integers are passed to Gcd(), it calculates their greatest common divisor:</text:p>
      <text:p text:style-name="P30"/>
      <text:p text:style-name="P30">In&gt; Gcd(21, 56)</text:p>
      <text:p text:style-name="P22"><text:soft-page-break/>Result&gt; 7</text:p>
      <text:p text:style-name="P30"/>
      <text:p text:style-name="P41">If a list of integers are passed to Gcd(), it finds the greatest common divisor of all the integers in the list:</text:p>
      <text:p text:style-name="P30"/>
      <text:p text:style-name="P30">In&gt; Gcd({9, 66, 123})</text:p>
      <text:p text:style-name="P22">Result&gt; 3</text:p>
      <text:p text:style-name="P30"/>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1">If two integers are passed to Lcm(), it calculates their least common multiple:</text:p>
      <text:p text:style-name="P30"/>
      <text:p text:style-name="P26">In&gt; Lcm(14, 8)</text:p>
      <text:p text:style-name="P22">Result&gt; 56</text:p>
      <text:p text:style-name="P30"/>
      <text:p text:style-name="P41">If a list of integers are passed to Lcm(), it finds the least common multiple of all the integers in the list:</text:p>
      <text:p text:style-name="P30"/>
      <text:p text:style-name="P26">In&gt; Lcm({3,7,9,11})</text:p>
      <text:p text:style-name="P22">Result&gt; 693</text:p>
      <text:p text:style-name="P30"/>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3">Add(list)</text:p>
          </table:table-cell>
        </table:table-row>
      </table:table>
      <text:p text:style-name="P31"/>
      <text:p text:style-name="Text_20_body"><text:span text:style-name="T6">Add()</text:span> can find the sum of two or values passed to it:</text:p>
      <text:p text:style-name="Preformatted_20_Text"/>
      <text:p text:style-name="Preformatted_20_Text">In&gt; Add(3,8,20,11)</text:p>
      <text:p text:style-name="P21">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1">Result&gt; {73,93,80,37,55,93,40,21,7,24}</text:p>
      <text:p text:style-name="Preformatted_20_Text"/>
      <text:p text:style-name="Preformatted_20_Text">In&gt; Add(testList)</text:p>
      <text:p text:style-name="P21"><text:soft-page-break/>Result&gt; 523</text:p>
      <text:p text:style-name="Preformatted_20_Text"/>
      <text:p text:style-name="Preformatted_20_Text"/>
      <text:p text:style-name="Preformatted_20_Text">In&gt; testList := 1 .. 10</text:p>
      <text:p text:style-name="P21">Result&gt; {1,2,3,4,5,6,7,8,9,10}</text:p>
      <text:p text:style-name="Preformatted_20_Text"/>
      <text:p text:style-name="Preformatted_20_Text">In&gt; Add(testList)</text:p>
      <text:p text:style-name="P21">Result&gt; 55</text:p>
      <text:p text:style-name="P21"/>
      <text:h text:style-name="Heading_20_3" text:outline-level="3">Factorize()</text:h>
      <table:table table:name="Table36" table:style-name="Table36">
        <table:table-column table:style-name="Table36.A"/>
        <table:table-row>
          <table:table-cell table:style-name="Table36.A1" office:value-type="string">
            <text:p text:style-name="P33">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1">Result&gt; 6</text:p>
      <text:p text:style-name="P27"/>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24"><text:span text:style-name="T14"><text:s/>1:</text:span><text:span text:style-name="T28">%mathpiper</text:span></text:p>
      <text:p text:style-name="P25"><text:soft-page-break/><text:s/>2:</text:p>
      <text:p text:style-name="P24"><text:span text:style-name="T14"><text:s/>3:</text:span><text:span text:style-name="T27">evenIntegers</text:span><text:span text:style-name="T5">(</text:span>endInteger<text:span text:style-name="T5">)</text:span> <text:span text:style-name="T5">:=</text:span></text:p>
      <text:p text:style-name="P24"><text:span text:style-name="T14"><text:s/>4:</text:span>[</text:p>
      <text:p text:style-name="P24"><text:span text:style-name="T14"><text:s/>5:</text:span> <text:s text:c="3"/>resultList <text:span text:style-name="T5">:=</text:span> <text:span text:style-name="T5">{}</text:span>;</text:p>
      <text:p text:style-name="P24"><text:span text:style-name="T14"><text:s/>6:</text:span> <text:s text:c="3"/>x <text:span text:style-name="T5">:=</text:span> <text:span text:style-name="T8">2</text:span>;</text:p>
      <text:p text:style-name="P24"><text:span text:style-name="T14"><text:s/>7:</text:span> <text:s text:c="3"/></text:p>
      <text:p text:style-name="P24"><text:span text:style-name="T14"><text:s/>8:</text:span> <text:s text:c="3"/><text:span text:style-name="T15">While</text:span><text:span text:style-name="T5">(</text:span>x <text:span text:style-name="T5">&lt;=</text:span> endInteger<text:span text:style-name="T5">)</text:span></text:p>
      <text:p text:style-name="P24"><text:span text:style-name="T14"><text:s/>9:</text:span> <text:s text:c="3"/>[</text:p>
      <text:p text:style-name="P24"><text:span text:style-name="T14">10:</text:span> <text:s text:c="7"/>resultList <text:span text:style-name="T5">:=</text:span> <text:span text:style-name="T15">Append</text:span><text:span text:style-name="T5">(</text:span>resultList, x<text:span text:style-name="T5">)</text:span>;</text:p>
      <text:p text:style-name="P24"><text:span text:style-name="T14">11:</text:span> <text:s text:c="7"/>x <text:span text:style-name="T5">:=</text:span> x <text:span text:style-name="T5">+</text:span> <text:span text:style-name="T8">2</text:span>;</text:p>
      <text:p text:style-name="P24"><text:span text:style-name="T14">12:</text:span> <text:s text:c="3"/>];</text:p>
      <text:p text:style-name="P24"><text:span text:style-name="T14">13:</text:span> <text:s text:c="3"/></text:p>
      <text:p text:style-name="P24"><text:span text:style-name="T14">14:</text:span> <text:s text:c="3"/>resultList;</text:p>
      <text:p text:style-name="P24"><text:span text:style-name="T14">15:</text:span>];</text:p>
      <text:p text:style-name="P25">16:</text:p>
      <text:p text:style-name="P24"><text:span text:style-name="T14">17:</text:span><text:span text:style-name="T28">%/mathpiper</text:span></text:p>
      <text:p text:style-name="P25">18:</text:p>
      <text:p text:style-name="P24"><text:span text:style-name="T14">19:</text:span> <text:s text:c="3"/><text:span text:style-name="T19">%output,preserve="false"</text:span></text:p>
      <text:p text:style-name="P24"><text:span text:style-name="T14">20:</text:span> <text:s text:c="5"/><text:span text:style-name="T19">Result:</text:span> True</text:p>
      <text:p text:style-name="P34"><text:span text:style-name="T14">21:</text:span><text:span text:style-name="T35"> <text:s text:c="3"/></text:span><text:span text:style-name="T23">%/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5"/>
      <text:p text:style-name="P24"><text:span text:style-name="T14"><text:s/>1:</text:span><text:span text:style-name="T28">%mathpiper</text:span></text:p>
      <text:p text:style-name="P25"><text:s/>2:</text:p>
      <text:p text:style-name="P24"><text:span text:style-name="T14"><text:s/>3:</text:span><text:span text:style-name="T15">Echo</text:span><text:span text:style-name="T5">(</text:span>x, <text:span text:style-name="T16">","</text:span>, resultList<text:span text:style-name="T5">)</text:span>;</text:p>
      <text:p text:style-name="P25"><text:s/>4:</text:p>
      <text:p text:style-name="P24"><text:span text:style-name="T14"><text:s/>5:</text:span><text:span text:style-name="T28">%/mathpiper</text:span></text:p>
      <text:p text:style-name="P25"><text:soft-page-break/><text:s/>6:</text:p>
      <text:p text:style-name="P24"><text:span text:style-name="T14"><text:s/>7:</text:span> <text:s text:c="3"/><text:span text:style-name="T19">%output,preserve="false"</text:span></text:p>
      <text:p text:style-name="P24"><text:span text:style-name="T14"><text:s/>8:</text:span> <text:s text:c="5"/><text:span text:style-name="T19">Result:</text:span> True</text:p>
      <text:p text:style-name="P24"><text:span text:style-name="T14"><text:s/>9:</text:span> <text:s text:c="5"/></text:p>
      <text:p text:style-name="P24"><text:span text:style-name="T14">10:</text:span> <text:s text:c="5"/><text:span text:style-name="T33">Side effects:</text:span></text:p>
      <text:p text:style-name="P24"><text:span text:style-name="T14">11:</text:span> <text:s text:c="5"/>12 ,{2,4,6,8,10}</text:p>
      <text:p text:style-name="P34"><text:span text:style-name="T14">12:</text:span> <text:s text:c="3"/><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5"/>
      <text:p text:style-name="P24"><text:span text:style-name="T14"><text:s/>1:</text:span><text:span text:style-name="T28">%mathpiper</text:span></text:p>
      <text:p text:style-name="P25"><text:s/>2:</text:p>
      <text:p text:style-name="P24"><text:span text:style-name="T14"><text:s/>3:</text:span><text:span text:style-name="T25">/*</text:span></text:p>
      <text:p text:style-name="P24"><text:span text:style-name="T14"><text:s/>4:</text:span><text:span text:style-name="T25"> This version of evenIntegers() uses Local() to make</text:span></text:p>
      <text:p text:style-name="P24"><text:span text:style-name="T14"><text:s/>5:</text:span><text:span text:style-name="T25"> x and resultList local variables</text:span></text:p>
      <text:p text:style-name="P24"><text:span text:style-name="T14"><text:s/>6:</text:span><text:span text:style-name="T25">*/</text:span></text:p>
      <text:p text:style-name="P25"><text:s/>7:</text:p>
      <text:p text:style-name="P24"><text:span text:style-name="T14"><text:s/>8:</text:span><text:span text:style-name="T27">evenIntegers</text:span><text:span text:style-name="T5">(</text:span>endInteger<text:span text:style-name="T5">)</text:span> <text:span text:style-name="T5">:=</text:span></text:p>
      <text:p text:style-name="P24"><text:span text:style-name="T14"><text:s/>9:</text:span>[</text:p>
      <text:p text:style-name="P24"><text:span text:style-name="T14">10:</text:span> <text:s text:c="3"/><text:span text:style-name="T15">Local</text:span><text:span text:style-name="T5">(</text:span>x,resultList<text:span text:style-name="T5">)</text:span>;</text:p>
      <text:p text:style-name="P24"><text:span text:style-name="T14">11:</text:span> <text:s text:c="3"/></text:p>
      <text:p text:style-name="P24"><text:span text:style-name="T14">12:</text:span> <text:s text:c="3"/>resultList <text:span text:style-name="T5">:=</text:span> <text:span text:style-name="T5">{}</text:span>;</text:p>
      <text:p text:style-name="P24"><text:span text:style-name="T14">13:</text:span> <text:s text:c="3"/>x <text:span text:style-name="T5">:=</text:span> <text:span text:style-name="T8">2</text:span>;</text:p>
      <text:p text:style-name="P24"><text:span text:style-name="T14">14:</text:span> <text:s text:c="3"/></text:p>
      <text:p text:style-name="P24"><text:span text:style-name="T14">15:</text:span> <text:s text:c="3"/><text:span text:style-name="T15">While</text:span><text:span text:style-name="T5">(</text:span>x <text:span text:style-name="T5">&lt;=</text:span> endInteger<text:span text:style-name="T5">)</text:span></text:p>
      <text:p text:style-name="P24"><text:span text:style-name="T14">16:</text:span> <text:s text:c="3"/>[</text:p>
      <text:p text:style-name="P24"><text:span text:style-name="T14">17:</text:span> <text:s text:c="7"/>resultList <text:span text:style-name="T5">:=</text:span> <text:span text:style-name="T15">Append</text:span><text:span text:style-name="T5">(</text:span>resultList, x<text:span text:style-name="T5">)</text:span>;</text:p>
      <text:p text:style-name="P24"><text:span text:style-name="T14">18:</text:span> <text:s text:c="7"/>x <text:span text:style-name="T5">:=</text:span> x <text:span text:style-name="T5">+</text:span> <text:span text:style-name="T8">2</text:span>;</text:p>
      <text:p text:style-name="P24"><text:soft-page-break/><text:span text:style-name="T14">19:</text:span> <text:s text:c="3"/>];</text:p>
      <text:p text:style-name="P24"><text:span text:style-name="T14">20:</text:span> <text:s text:c="3"/></text:p>
      <text:p text:style-name="P24"><text:span text:style-name="T14">21:</text:span> <text:s text:c="3"/>resultList;</text:p>
      <text:p text:style-name="P24"><text:span text:style-name="T14">22:</text:span>];</text:p>
      <text:p text:style-name="P25">23:</text:p>
      <text:p text:style-name="P24"><text:span text:style-name="T14">24:</text:span><text:span text:style-name="T28">%/mathpiper</text:span></text:p>
      <text:p text:style-name="P25">25:</text:p>
      <text:p text:style-name="P24"><text:span text:style-name="T14">26:</text:span> <text:s text:c="3"/><text:span text:style-name="T19">%output,preserve="false"</text:span></text:p>
      <text:p text:style-name="P24"><text:span text:style-name="T14">27:</text:span> <text:s text:c="5"/><text:span text:style-name="T19">Result:</text:span> True</text:p>
      <text:p text:style-name="P34"><text:span text:style-name="T14">28:</text:span> <text:s text:c="3"/><text:span text:style-name="T19">%/output</text:span></text:p>
      <text:p text:style-name="P42">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
      <text:p text:style-name="Preformatted_20_Text">In&gt; resultList</text:p>
      <text:p text:style-name="P21">Result&gt; resultList</text:p>
      <text:p text:style-name="P24"/>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3">Table(expression, variable, begin_value, end_value, step_amount)</text:p>
          </table:table-cell>
        </table:table-row>
      </table:table>
      <text:p text:style-name="Preformatted_20_Text"/>
      <text:p text:style-name="Text_20_body">The Table() function creates a list of values by doing the following:</text:p>
      <text:p text:style-name="P51">1) <text:s/>Generating a sequence of values between a "begin_value" and an "end_value" with each value being incremented by the "step_amount".</text:p>
      <text:p text:style-name="P51">2) <text:s/>Placing each value in the sequence into the specified "variable", one value at a time.</text:p>
      <text:p text:style-name="P51">3) <text:s/>Evaluating the defined "expression" (which contains the defined "variable") for each value, one at a time.</text:p>
      <text:p text:style-name="P51">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1">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d - <text:date style:data-style-name="N37" text:date-value="2009-05-26T18:51:01.99">05/26/09</text:date><text:tab/>MathRider For Newbies<text:tab/><text:page-number text:select-page="current">38</text:page-number>/<text:page-count>8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26T18:51:02</dc:date>
    <meta:editing-cycles>274</meta:editing-cycles>
    <meta:editing-duration>PT182H28M10S</meta:editing-duration>
    <meta:document-statistic meta:table-count="38" meta:image-count="0" meta:object-count="16" meta:page-count="87" meta:paragraph-count="1887" meta:word-count="19018" meta:character-count="11290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